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font-weight="bold" officeooo:paragraph-rsid="000e84cc" style:font-weight-asian="bold" style:font-weight-complex="bold"/>
    </style:style>
    <style:style style:name="P3" style:family="paragraph" style:parent-style-name="Table_20_Contents">
      <style:text-properties fo:color="#c9211e" loext:opacity="100%" fo:font-weight="bold" officeooo:rsid="000fb8a4" officeooo:paragraph-rsid="000fb8a4" style:font-weight-asian="bold" style:font-weight-complex="bold"/>
    </style:style>
    <style:style style:name="P4" style:family="paragraph" style:parent-style-name="Table_20_Contents">
      <style:text-properties officeooo:paragraph-rsid="0012a161"/>
    </style:style>
    <style:style style:name="P5" style:family="paragraph" style:parent-style-name="Table_20_Contents">
      <style:text-properties officeooo:paragraph-rsid="001493f2"/>
    </style:style>
    <style:style style:name="P6" style:family="paragraph" style:parent-style-name="Table_20_Contents">
      <style:text-properties officeooo:paragraph-rsid="0014cae1"/>
    </style:style>
    <style:style style:name="P7" style:family="paragraph" style:parent-style-name="Table_20_Contents">
      <style:text-properties officeooo:paragraph-rsid="0015a35f"/>
    </style:style>
    <style:style style:name="P8" style:family="paragraph" style:parent-style-name="Table_20_Contents">
      <style:text-properties officeooo:paragraph-rsid="0015c7be"/>
    </style:style>
    <style:style style:name="P9" style:family="paragraph" style:parent-style-name="Table_20_Contents">
      <style:text-properties officeooo:paragraph-rsid="00160fb2"/>
    </style:style>
    <style:style style:name="P10" style:family="paragraph" style:parent-style-name="Table_20_Contents">
      <style:text-properties officeooo:paragraph-rsid="00174665"/>
    </style:style>
    <style:style style:name="P11" style:family="paragraph" style:parent-style-name="Table_20_Contents">
      <style:text-properties officeooo:paragraph-rsid="0019d9ec"/>
    </style:style>
    <style:style style:name="P12" style:family="paragraph" style:parent-style-name="Table_20_Contents">
      <style:text-properties officeooo:paragraph-rsid="001a76ac"/>
    </style:style>
    <style:style style:name="P13" style:family="paragraph" style:parent-style-name="Table_20_Contents">
      <style:text-properties officeooo:paragraph-rsid="001a988f"/>
    </style:style>
    <style:style style:name="P14" style:family="paragraph" style:parent-style-name="Table_20_Contents">
      <style:text-properties officeooo:paragraph-rsid="001c0d40"/>
    </style:style>
    <style:style style:name="P15" style:family="paragraph" style:parent-style-name="Table_20_Contents">
      <style:text-properties officeooo:paragraph-rsid="001d85c9"/>
    </style:style>
    <style:style style:name="T1" style:family="text">
      <style:text-properties officeooo:rsid="0012a161"/>
    </style:style>
    <style:style style:name="T2" style:family="text">
      <style:text-properties officeooo:rsid="001493f2"/>
    </style:style>
    <style:style style:name="T3" style:family="text">
      <style:text-properties officeooo:rsid="0014cae1"/>
    </style:style>
    <style:style style:name="T4" style:family="text">
      <style:text-properties officeooo:rsid="0015a35f"/>
    </style:style>
    <style:style style:name="T5" style:family="text">
      <style:text-properties officeooo:rsid="0015c7be"/>
    </style:style>
    <style:style style:name="T6" style:family="text">
      <style:text-properties officeooo:rsid="00160fb2"/>
    </style:style>
    <style:style style:name="T7" style:family="text">
      <style:text-properties officeooo:rsid="00174665"/>
    </style:style>
    <style:style style:name="T8" style:family="text">
      <style:text-properties officeooo:rsid="0019d9ec"/>
    </style:style>
    <style:style style:name="T9" style:family="text">
      <style:text-properties officeooo:rsid="001a76ac"/>
    </style:style>
    <style:style style:name="T10" style:family="text">
      <style:text-properties officeooo:rsid="001a988f"/>
    </style:style>
    <style:style style:name="T11" style:family="text">
      <style:text-properties officeooo:rsid="001c0d40"/>
    </style:style>
    <style:style style:name="T12" style:family="text">
      <style:text-properties officeooo:rsid="001d85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426554431824">
          <table:table-cell table:style-name="Table1.A1" office:value-type="string">
            <text:p text:style-name="P3">ΚΕΦΑΛΑΙΟΝ ΕΝΔΕΚΑ</text:p>
            <text:p text:style-name="P3">ΠΕΡΙ ΤΟΥ ΕΣΟΠΤΡΟΥ ΤΟΥ ΝΑΙΜΥΘΙΠΕ</text:p>
          </table:table-cell>
          <table:table-cell table:style-name="Table1.A1" office:value-type="string">
            <text:p text:style-name="P2">CHAPTER ELEVEN</text:p>
            <text:p text:style-name="P2">QUIDDITCH</text:p>
          </table:table-cell>
        </table:table-row>
        <table:table-row table:style-name="TableLine2426554434000">
          <table:table-cell table:style-name="Table1.A1" office:value-type="string">
            <text:p text:style-name="P4">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ext:p text:style-name="P4">καὶ τὸν Ἁγριώδη ἂν εἶδες ἐπὶ τῷ ὑπερῴῳ ἀπὸ θυρίδος θεωρῶν θερμαί- νοντά που τὰ σάρα ἐν τῷ ι’καροσφαιριστηρίῳ, ἠμφιεσμένον ἀμέλει στόλον σισυρνώδη σπαλακορύπαινον, χειρίδας δέ φοροῦντα κυνίκλου ἐκ τριχῶν, κοθόρνους δ’ αὖ μεγάλους καστορείους.</text:p>
          </table:table-cell>
          <table:table-cell table:style-name="Table1.A1" office:value-type="string">
            <text:p text:style-name="P4">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text:p>
          </table:table-cell>
        </table:table-row>
        <table:table-row table:style-name="TableLine2426554434000">
          <table:table-cell table:style-name="Table1.A1" office:value-type="string">
            <text:p text:style-name="P4">καί ὥρας ἔτους ἐπελθούσης τῇ <text:span text:style-name="T1">ἰ</text:span>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table:style-name="Table1.A1" office:value-type="string">
            <text:p text:style-name="P4">The Quidditch season had begun. On Saturday, Harry would be playing in his first match after weeks of training: Gryffindor versus Slytherin.</text:p>
          </table:table-cell>
        </table:table-row>
        <table:table-row table:style-name="TableLine2426554434000">
          <table:table-cell table:style-name="Table1.A1" office:value-type="string">
            <text:p text:style-name="P4">ε<text:span text:style-name="T1">ἰ</text:span> δ’ ο<text:span text:style-name="T1">ἱ</text:span> Γρυφίνδωροι νικήσειαν, αὐξηθήσεσθαι δευτερεύοντες πρὸς τὴν Φιάλην Ο<text:span text:style-name="T1">ἰ</text:span>κείαν.</text:p>
          </table:table-cell>
          <table:table-cell table:style-name="Table1.A1" office:value-type="string">
            <text:p text:style-name="P4">If Gryffindor won, they would move up into second place in the house championship.</text:p>
          </table:table-cell>
        </table:table-row>
        <table:table-row table:style-name="TableLine2426554434000">
          <table:table-cell table:style-name="Table1.A1" office:value-type="string">
            <text:p text:style-name="P4">τὸν μέντοι Ἄρειον <text:span text:style-name="T1">ἤ</text:span> τις ἢ οὐδεὶς σφαιρίζοντα ἑωράκει· ἔδοξε γὰρ τῷ <text:span text:style-name="T1">Ὕ</text:span>λῃ αὐτὸν κεκρυμμένον ἔχειν ὥσπερ κρυπτὸν ὄντα σόφισμά τι.</text:p>
          </table:table-cell>
          <table:table-cell table:style-name="Table1.A1" office:value-type="string">
            <text:p text:style-name="P4">Hardly anyone had seen Harry play because Wood had decided that, as their secret weapon, Harry should be kept, well, secret.</text:p>
          </table:table-cell>
        </table:table-row>
        <table:table-row table:style-name="TableLine2426554434000">
          <table:table-cell table:style-name="Table1.A1" office:value-type="string">
            <text:p text:style-name="P4">ἡ δ’ οὖν φήμη ἐξηνέχθη ὅτι Ἄρειος ζητητὴς γενήσεται.<text:span text:style-name="T1"> 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span></text:p>
          </table:table-cell>
          <table:table-cell table:style-name="Table1.A1" office:value-type="string">
            <text:p text:style-name="P4">But the news that he was playing Seeker had leaked out somehow, and Harry didn't know which was worse -- people telling him he'd be brilliant or people telling him they'd be running around underneath him holding a mattress.</text:p>
          </table:table-cell>
        </table:table-row>
        <table:table-row table:style-name="TableLine2426554434000">
          <table:table-cell table:style-name="Table1.A1" office:value-type="string">
            <text:p text:style-name="P4">καὶ ἕρμαιον δὴ ἦν τῷ Ἁρείῳ τὸ Ἑρμιόνην νῦν ἔχειν φίλην.</text:p>
          </table:table-cell>
          <table:table-cell table:style-name="Table1.A1" office:value-type="string">
            <text:p text:style-name="P4">It was really lucky that Harry now had Herm<text:span text:style-name="T1">i</text:span>one as a friend.</text:p>
          </table:table-cell>
        </table:table-row>
        <table:table-row table:style-name="TableLine2426554434000">
          <table:table-cell table:style-name="Table1.A1" office:value-type="string">
            <text:p text:style-name="P4">οὐ γὰρ ἠπίστατο ποίῳ τρόπῳ καθ’ ἑαυτὸν μόνος ἀπ’ αὐτῆς ἐδυνήθη ἂν εὖ τιθέναι τὰ κατ’ οἶκον μαθήματα, ὡς δέον θαμὰ ἐπὶ καιροῦ γυμνάζεσθαι πρὸς τὴν <text:span text:style-name="T1">ἰ</text:span>καροσφαιρικὴν κελεύοντος τοῦ <text:span text:style-name="T1">Ὕ</text:span>λού<text:span text:style-name="T1">.</text:span></text:p>
          </table:table-cell>
          <table:table-cell table:style-name="Table1.A1" office:value-type="string">
            <text:p text:style-name="P4">He didn't know how he'd have gotten through all his homework without her, what with all the last-minute Quidditch practice Wood was making them do.</text:p>
          </table:table-cell>
        </table:table-row>
        <table:table-row table:style-name="TableLine2426554434000">
          <table:table-cell table:style-name="Table1.A1" office:value-type="string">
            <text:p text:style-name="P4"><text:s/>καὶ ἔχρησεν ἐκείνη βιβλίον αὐτῷ τὴν <text:span text:style-name="T1">ἰ</text:span>καροσφαιρικὴν ἐξ ἔτους εἷς ἔτος καὶ τοῦτο πάνυ ἄξιον ηὗρεν ἀναγνῶναι.</text:p>
          </table:table-cell>
          <table:table-cell table:style-name="Table1.A1" office:value-type="string">
            <text:p text:style-name="P4">She had also <text:span text:style-name="T1">l</text:span>ent him Quidditch Through the Ages, which turned out to be a very interesting read.</text:p>
          </table:table-cell>
        </table:table-row>
        <table:table-row table:style-name="TableLine2426554434000">
          <table:table-cell table:style-name="Table1.A1" office:value-type="string">
            <text:p text:style-name="P5">ἔμαθεν δὲ τοῦτο μὲν ὡς ἀδικεῖν ἔστιν τοῖς <text:span text:style-name="T2">ἰ</text:span>καροσφαιρίζουσιν ἐν τρόποις ἑπτακοσίοις, τοῦτο δ’ ὡς οἱ περὶ τὴν Φιάλην Κοσμικὴν ἀγωνιζόμενοι πρὸ τοῦ ὡς πεντακόσια ἔτη τῷ <text:span text:style-name="T2">ἔ</text:span>τει χιλιοστῴ τετρακοσιοστῴ ἑβδομηκοστῷ τρίτῳ ἁπαξαπάσας δὴ ἠδίκησαν τὰς ἀδικίας<text:span text:style-name="T2">·</text:span>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text:span text:style-name="T2">ἰ</text:span>καροσφαιρίζον- τες, ῥαβδοῦχοι δέ ἐνίοτε ἠφανισμένοι μετὰ πολλοὺς μῆνας πάλιν ἐφάνησαν ἐν τοῖς τῆς Λιβύης ἐρήμοις.</text:p>
          </table:table-cell>
          <table:table-cell table:style-name="Table1.A1" office:value-type="string">
            <text:p text:style-name="P4">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text:p>
          </table:table-cell>
        </table:table-row>
        <text:soft-page-break/>
        <table:table-row table:style-name="TableLine2426554434000">
          <table:table-cell table:style-name="Table1.A1" office:value-type="string">
            <text:p text:style-name="P5">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table:style-name="Table1.A1" office:value-type="string">
            <text:p text:style-name="P5">Hermione had become a bit more relaxed about breaking rules since Harry and Ron had saved her from the mountain troll, and she was much nicer for it.</text:p>
          </table:table-cell>
        </table:table-row>
        <table:table-row table:style-name="TableLine2426554434000">
          <table:table-cell table:style-name="Table1.A1" office:value-type="string">
            <text:p text:style-name="P5">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text:span text:style-name="T2">.</text:span></text:p>
          </table:table-cell>
          <table:table-cell table:style-name="Table1.A1" office:value-type="string">
            <text:p text:style-name="P5">The day before Harry's first Quidditch match the three of them were out in the freezing courtyard during break, and she had conjured them up a bright blue fire that could be carried around in a jam jar.</text:p>
          </table:table-cell>
        </table:table-row>
        <table:table-row table:style-name="TableLine2426554434000">
          <table:table-cell table:style-name="Table1.A1" office:value-type="string">
            <text:p text:style-name="P5">καὶ νῶτον δίδοντες πρὸς αὐτὸ ἀλεανοῦντες ἵσταντο, καί ὁ Σίναπυς διέβη διὰ τὴν αὐλήν.</text:p>
          </table:table-cell>
          <table:table-cell table:style-name="Table1.A1" office:value-type="string">
            <text:p text:style-name="P5">They were standing with their backs to it, getting warm, when Snape crossed the yard.</text:p>
          </table:table-cell>
        </table:table-row>
        <table:table-row table:style-name="TableLine2426554434000">
          <table:table-cell table:style-name="Table1.A1" office:value-type="string">
            <text:p text:style-name="P5">καὶ ὁ “Αρειος εὐθὺς ᾔσθετ’ αὐτοῦ χωλεύοντος.</text:p>
            <text:p text:style-name="P5">οἱ οῦν τρεῖς συστρεψάμενοι ἤθελον φράξαι τὸ πῦρ, εἰκάζοντες οῦ θεμιτὸν εἶναι.</text:p>
          </table:table-cell>
          <table:table-cell table:style-name="Table1.A1" office:value-type="string">
            <text:p text:style-name="P5">Harry noticed at once that Snape was limping. Harry, Ron, and Hermione moved closer together to block the fire from view; they were sure it wouldn't be allowed.</text:p>
          </table:table-cell>
        </table:table-row>
        <table:table-row table:style-name="TableLine2426554434000">
          <table:table-cell table:style-name="Table1.A1" office:value-type="string">
            <text:p text:style-name="P5">ἀλλὰ κακῇ τύχῃ ο<text:span text:style-name="T2">ὐ</text:span>κ ἔλαθον αὐτὸν ὕποπτόν που βλέποντες ὡς ἐδόκει.</text:p>
          </table:table-cell>
          <table:table-cell table:style-name="Table1.A1" office:value-type="string">
            <text:p text:style-name="P5">Unfortunately, something about their guilty faces caught Snape's eye. </text:p>
          </table:table-cell>
        </table:table-row>
        <table:table-row table:style-name="TableLine2426554434000">
          <table:table-cell table:style-name="Table1.A1" office:value-type="string">
            <text:p text:style-name="P5">χωλεύων δέ προσῆλθε τό γε πῦρ οὐ κατιδών, βουλόμενος δ’ οὖν εἰκῇ ἐπιτιμᾶν αὐτοῖς.</text:p>
          </table:table-cell>
          <table:table-cell table:style-name="Table1.A1" office:value-type="string">
            <text:p text:style-name="P5">He limped over. He hadn't seen the fire, but he seemed to be looking for a reason to tell them off anyway.</text:p>
          </table:table-cell>
        </table:table-row>
        <table:table-row table:style-name="TableLine2426554434000">
          <table:table-cell table:style-name="Table1.A1" office:value-type="string">
            <text:p text:style-name="P5">τί ἔχεις, ὦ Ποτέρ;</text:p>
          </table:table-cell>
          <table:table-cell table:style-name="Table1.A1" office:value-type="string">
            <text:p text:style-name="P5">"What's that you've got there, Potter?"</text:p>
          </table:table-cell>
        </table:table-row>
        <table:table-row table:style-name="TableLine2426554434000">
          <table:table-cell table:style-name="Table1.A1" office:value-type="string">
            <text:p text:style-name="P5">ὁ δ’ <text:span text:style-name="T2">Ἅ</text:span>ρειος ἔδειξεν αὐτῷ τὸ ἐχόμενον, τὴν <text:span text:style-name="T2">ἰ</text:span>καροσφαιρικὴν ἐξ ἔτους ε<text:span text:style-name="T2">ἰ</text:span>ς ἔτος.</text:p>
          </table:table-cell>
          <table:table-cell table:style-name="Table1.A1" office:value-type="string">
            <text:p text:style-name="P5">It was Quidditch Through the Ages. Harry showed him.</text:p>
          </table:table-cell>
        </table:table-row>
        <table:table-row table:style-name="TableLine2426554434000">
          <table:table-cell table:style-name="Table1.A1" office:value-type="string">
            <text:p text:style-name="P5">ἀλλ’ ὁ Σίναπυς Οὐ θεμιτόν, ἔφη, κομίζειν τὰ βιβλία τὰ πρὸς βιβλιοθήκην ἔξω τοῦ φρουρίου.</text:p>
          </table:table-cell>
          <table:table-cell table:style-name="Table1.A1" office:value-type="string">
            <text:p text:style-name="P5">"Library books are not to be taken outside the school," said Snape.</text:p>
          </table:table-cell>
        </table:table-row>
        <table:table-row table:style-name="TableLine2426554434000">
          <table:table-cell table:style-name="Table1.A1" office:value-type="string">
            <text:p text:style-name="P5">δός μοι.</text:p>
          </table:table-cell>
          <table:table-cell table:style-name="Table1.A1" office:value-type="string">
            <text:p text:style-name="P5">"Give it to me.<text:span text:style-name="T2">"</text:span></text:p>
          </table:table-cell>
        </table:table-row>
        <table:table-row table:style-name="TableLine2426554434000">
          <table:table-cell table:style-name="Table1.A1" office:value-type="string">
            <text:p text:style-name="P5">πέντε γὰρ βαθμοὺς ἀπώλεσας τοῖς Γρυφινδώροις.</text:p>
          </table:table-cell>
          <table:table-cell table:style-name="Table1.A1" office:value-type="string">
            <text:p text:style-name="P5"><text:span text:style-name="T2">"</text:span>Five points from Gryffindor."</text:p>
          </table:table-cell>
        </table:table-row>
        <table:table-row table:style-name="TableLine2426554434000">
          <table:table-cell table:style-name="Table1.A1" office:value-type="string">
            <text:p text:style-name="P5">Τοῦτον γὰρ τὸν νόμον, ἧ δ’ ὃς ὁ ’Άρειος πάνυ ἀνιώμενος, ἄρτι συνέπλαξε.</text:p>
          </table:table-cell>
          <table:table-cell table:style-name="Table1.A1" office:value-type="string">
            <text:p text:style-name="P5">"He's just made that rule up," Harry muttered angrily as Snape limped away.</text:p>
          </table:table-cell>
        </table:table-row>
        <table:table-row table:style-name="TableLine2426554434000">
          <table:table-cell table:style-name="Table1.A1" office:value-type="string">
            <text:p text:style-name="P5">ἀλλὰ τί μοι πάσχει τὸ σκέλος αὐτοῦ;</text:p>
          </table:table-cell>
          <table:table-cell table:style-name="Table1.A1" office:value-type="string">
            <text:p text:style-name="P5">"Wonder what's wrong with his leg?"</text:p>
          </table:table-cell>
        </table:table-row>
        <table:table-row table:style-name="TableLine2426554434000">
          <table:table-cell table:style-name="Table1.A1" office:value-type="string">
            <text:p text:style-name="P5">ὁ δὲ Ῥοών πικρῶς Οὐκ οἶδα, ἔφη.<text:span text:style-name="T2"> ἀλλ’ εἰ γὰρ πόλλ’ ἀλγοίη.</text:span></text:p>
          </table:table-cell>
          <table:table-cell table:style-name="Table1.A1" office:value-type="string">
            <text:p text:style-name="P5">"Dunno, but I hope it's really hurting him," said Ron bitterly.</text:p>
          </table:table-cell>
        </table:table-row>
        <table:table-row table:style-name="TableLine2426554434000">
          <table:table-cell table:style-name="Table1.A1" office:value-type="string">
            <text:p text:style-name="P5">πολὺ δ’ ἐθορύβουν ταύτῃ τῇ νυκτὶ οἶ ἐν τῷ τῶν Γρυφινδώρων κοινείῳ.</text:p>
          </table:table-cell>
          <table:table-cell table:style-name="Table1.A1" office:value-type="string">
            <text:p text:style-name="P5">The Gryffindor common room was very noisy that evening.</text:p>
          </table:table-cell>
        </table:table-row>
        <table:table-row table:style-name="TableLine2426554434000">
          <table:table-cell table:style-name="Table1.A1" office:value-type="string">
            <text:p text:style-name="P5">ὁ δ<text:span text:style-name="T2">' Ἅ</text:span>ρειος καὶ ὁ Ῥοών καὶ ἡ Ἑρμιόνη ἐκάθηντο ὁμοῦ πρὸς θυρίδα.</text:p>
          </table:table-cell>
          <table:table-cell table:style-name="Table1.A1" office:value-type="string">
            <text:p text:style-name="P5">Harry, Ron, and Hermione sat together next to a window.</text:p>
          </table:table-cell>
        </table:table-row>
        <table:table-row table:style-name="TableLine2426554434000">
          <table:table-cell table:style-name="Table1.A1" office:value-type="string">
            <text:p text:style-name="P5">αὕτη γὰρ ἐξέταζε τὰ κατ’ οἶκον μαθήματα τὰ πρὸς τὰ φίλτρα ὑπὲρ τοῦ θ’ Ἁρειόυ καὶ τοῦ Ῥοῶνος.</text:p>
          </table:table-cell>
          <table:table-cell table:style-name="Table1.A1" office:value-type="string">
            <text:p text:style-name="P5">Hermione was checking Harry and Ron's Charms homework for them.</text:p>
          </table:table-cell>
        </table:table-row>
        <table:table-row table:style-name="TableLine2426554434000">
          <table:table-cell table:style-name="Table1.A1" office:value-type="string">
            <text:p text:style-name="P6">ἀλλ’ οὐκ ἤθελεν ἐκείνους μιμεῖσθαι τὰ ἑαυτῆς, λογισαμένη ὅτι οὕτως οὐδέν μαθήσονται.<text:span text:style-name="T3"> ἀναγνούσης δ’ οὖν αὐτῆς τὰ γεγραμμένα, εὖ ἔπραττον πρὸς τὰ προσκείμενα ὡς ἐπὶ τὸ πολύ.</text:span></text:p>
          </table:table-cell>
          <table:table-cell table:style-name="Table1.A1" office:value-type="string">
            <text:p text:style-name="P5">She would never let them copy ("How will you learn?"), but by asking her to read it through, they got the right answers anyway.</text:p>
          </table:table-cell>
        </table:table-row>
        <table:table-row table:style-name="TableLine2426554434000">
          <table:table-cell table:style-name="Table1.A1" office:value-type="string">
            <text:p text:style-name="P6">ἀλλ’ ὁ <text:span text:style-name="T3">Ἅ</text:span>ρειος ἠγανάκτει πως, βουλόμενος ἀναλαβεῖν τὴν <text:span text:style-name="T3">ἰ</text:span>καροσφαιρικὴν ἐξ ἔτους εἷς ἔτος.<text:span text:style-name="T3"> ἀναγιγνώσκων γὰρ αὐτὸ τάχ’ ἂν ἐπιλήσεσθαι τῶν φροντίδων τῶν περὶ τὸν τῆς ὑστεραίας ἀγῶνα.</text:span></text:p>
          </table:table-cell>
          <table:table-cell table:style-name="Table1.A1" office:value-type="string">
            <text:p text:style-name="P6">Harry felt restless. He wanted Quidditch Through the Ages back, to take his mind off his nerves about tomorrow.</text:p>
          </table:table-cell>
        </table:table-row>
        <table:table-row table:style-name="TableLine2426554434000">
          <table:table-cell table:style-name="Table1.A1" office:value-type="string">
            <text:p text:style-name="P6">ἀλλὰ διὰ τί δεῖ τόν γε Σίναπυν δεδιέναι,· ἀναστὰς οὖν εἶπε τῷ Ῥοῶνι καὶ τῇ Ἑρμιόνῃ ὅτι μέλλει <text:soft-page-break/>ἀπαιτήρειν αὐτὸ παρ’ ἐκείνου.</text:p>
          </table:table-cell>
          <table:table-cell table:style-name="Table1.A1" office:value-type="string">
            <text:p text:style-name="P6">Why should he be afraid of Snape? Getting up, he told Ron and Hermione he was going to ask Snape <text:soft-page-break/>if he could have it.</text:p>
          </table:table-cell>
        </table:table-row>
        <table:table-row table:style-name="TableLine2426554434000">
          <table:table-cell table:style-name="Table1.A1" office:value-type="string">
            <text:p text:style-name="P7">ο<text:span text:style-name="T3">ἱ</text:span> δέ τοῦτ’ ἔφασαν στέργειν ἄν, ε<text:span text:style-name="T4">ἰ Ἅ</text:span>ρειος μὲν ἔλθοι, αὐτοὶ δὲ μή.<text:span text:style-name="T4"> ὁ μέντοι Ἅρειος ἐλογίζετο ὅτι ἐκεῖνος εἰκότως ὁμολογήσει, ἐὰν ἄλλοι τινές σοφισταὶ παρόντες ἀκούσωσιν.</text:span></text:p>
          </table:table-cell>
          <table:table-cell table:style-name="Table1.A1" office:value-type="string">
            <text:p text:style-name="P6">"Better you than me," they said together, but Harry had an idea that Snape wouldn't refuse if there were other teachers listening.</text:p>
          </table:table-cell>
        </table:table-row>
        <table:table-row table:style-name="TableLine2426554434000">
          <table:table-cell table:style-name="Table1.A1" office:value-type="string">
            <text:p text:style-name="P7">ἥκων δέ πρὸς τὸ τῶν σοφιστῶν κοινεῖον ἔκοψε τὴν θύραν.</text:p>
          </table:table-cell>
          <table:table-cell table:style-name="Table1.A1" office:value-type="string">
            <text:p text:style-name="P7">He made his way down to the staffroom and knocked.</text:p>
          </table:table-cell>
        </table:table-row>
        <table:table-row table:style-name="TableLine2426554434000">
          <table:table-cell table:style-name="Table1.A1" office:value-type="string">
            <text:p text:style-name="P7">οὐδενὸς δέ ἀνοίξαντος, μάλ’ αὖθις ἔκοψεν.<text:span text:style-name="T4"> ἀνέῳξε δ’ οὐδείς.</text:span></text:p>
          </table:table-cell>
          <table:table-cell table:style-name="Table1.A1" office:value-type="string">
            <text:p text:style-name="P7">There was no answer.<text:span text:style-name="T4"> He knocked again. Nothing.</text:span></text:p>
          </table:table-cell>
        </table:table-row>
        <table:table-row table:style-name="TableLine2426554434000">
          <table:table-cell table:style-name="Table1.A1" office:value-type="string">
            <text:p text:style-name="P7">καὶ δὴ τὸ βιβλίον ἐντὸς κατέλιπεν ὁ Σίναπυς.</text:p>
          </table:table-cell>
          <table:table-cell table:style-name="Table1.A1" office:value-type="string">
            <text:p text:style-name="P7">Perhaps Snape had left the book in there? </text:p>
          </table:table-cell>
        </table:table-row>
        <table:table-row table:style-name="TableLine2426554434000">
          <table:table-cell table:style-name="Table1.A1" office:value-type="string">
            <text:p text:style-name="P7">ἐπιχειρητέον οὖν.</text:p>
          </table:table-cell>
          <table:table-cell table:style-name="Table1.A1" office:value-type="string">
            <text:p text:style-name="P7">It was worth a try.</text:p>
          </table:table-cell>
        </table:table-row>
        <table:table-row table:style-name="TableLine2426554434000">
          <table:table-cell table:style-name="Table1.A1" office:value-type="string">
            <text:p text:style-name="P7">ἀνοίξας δ’ ὀλίγον τὴν θύραν εἴσω προῦκυψε.<text:span text:style-name="T4"> ἀλλὰ θέαμα δυσθέατον ἔνδον ἦν ἰδεῖν.</text:span></text:p>
          </table:table-cell>
          <table:table-cell table:style-name="Table1.A1" office:value-type="string">
            <text:p text:style-name="P7">He pushed the door ajar and peered inside -- and a horrible scene met his eyes.</text:p>
          </table:table-cell>
        </table:table-row>
        <table:table-row table:style-name="TableLine2426554434000">
          <table:table-cell table:style-name="Table1.A1" office:value-type="string">
            <text:p text:style-name="P7">μόνοι γὰρ παρῆσαν ὁ Σίναπυς καὶ ὁ Φήληξ.</text:p>
          </table:table-cell>
          <table:table-cell table:style-name="Table1.A1" office:value-type="string">
            <text:p text:style-name="P7">Snape and Filch were inside, alone.</text:p>
          </table:table-cell>
        </table:table-row>
        <table:table-row table:style-name="TableLine2426554434000">
          <table:table-cell table:style-name="Table1.A1" office:value-type="string">
            <text:p text:style-name="P7">κάκεῖνος δὴ τὸν τρίβωνα ὑπὲρ τὰ γόνατα εἶχεν ἀποκαλύπτων τὸ σκέλος αἱματηρὸν καί κατεσπαραγμένον.</text:p>
          </table:table-cell>
          <table:table-cell table:style-name="Table1.A1" office:value-type="string">
            <text:p text:style-name="P7">Snape was holding his robes above his knees. One of his legs was bloody and mangled.</text:p>
          </table:table-cell>
        </table:table-row>
        <table:table-row table:style-name="TableLine2426554434000">
          <table:table-cell table:style-name="Table1.A1" office:value-type="string">
            <text:p text:style-name="P7">οὗτος δ’ ὀθόνια παρεῖχεν αὐτῷ.</text:p>
          </table:table-cell>
          <table:table-cell table:style-name="Table1.A1" office:value-type="string">
            <text:p text:style-name="P7">Filch was handing Snape bandages.</text:p>
          </table:table-cell>
        </table:table-row>
        <table:table-row table:style-name="TableLine2426554434000">
          <table:table-cell table:style-name="Table1.A1" office:value-type="string">
            <text:p text:style-name="P7"><text:span text:style-name="T4">Ὢ</text:span> κατάρατον τὸ χρῆμα κυνός, ἔφη.</text:p>
          </table:table-cell>
          <table:table-cell table:style-name="Table1.A1" office:value-type="string">
            <text:p text:style-name="P7">"Blasted thing<text:span text:style-name="T4">!</text:span>" Snape was saying.</text:p>
          </table:table-cell>
        </table:table-row>
        <table:table-row table:style-name="TableLine2426554434000">
          <table:table-cell table:style-name="Table1.A1" office:value-type="string">
            <text:p text:style-name="P7">πῶς γὰρ ἔστιν ἅμα διατηρεῖν τὰς τρεῖς κεφαλάς;</text:p>
          </table:table-cell>
          <table:table-cell table:style-name="Table1.A1" office:value-type="string">
            <text:p text:style-name="P7">"How are you supposed to keep your eyes on all three heads at once?"</text:p>
          </table:table-cell>
        </table:table-row>
        <table:table-row table:style-name="TableLine2426554434000">
          <table:table-cell table:style-name="Table1.A1" office:value-type="string">
            <text:p text:style-name="P7">τοῦ δ’ Ἁρείου σιωπῇ κλείοντος τὴν θύραν, βοῶν Ὁ Ποτέρ, ἔφη διαστρεφόμενος ἅμα δι’ ὀργῆς τ<text:span text:style-name="T4">ὰ ὄμματα καὶ μεθεὶς τὸν τρίβωνα ἐπικαλύψαι τὸ σκέλος.</text:span></text:p>
          </table:table-cell>
          <table:table-cell table:style-name="Table1.A1" office:value-type="string">
            <text:p text:style-name="P7">Harry tried to shut the door quietly, but --<text:span text:style-name="T4"> </text:span>"POTTER!"<text:span text:style-name="T4"> Snape's face was twisted with fury as he dropped his robes quickly to hide his leg.</text:span></text:p>
          </table:table-cell>
        </table:table-row>
        <table:table-row table:style-name="TableLine2426554434000">
          <table:table-cell table:style-name="Table1.A1" office:value-type="string">
            <text:p text:style-name="P8"><text:span text:style-name="T5">Ἅ</text:span>ρειος δ’ ἀσκήσας ἑαυτὸν εἰς εὐτολμίαν Εἰ οἷόν τε, ἔφη, προτεῖναι ἐρώτημά τι, θέλοιμ’ ἂν εἰδέναι εἴ γ’ ἄρ’ ἔξεστί μοι ἀπαιτεῖν τὸ βιβλίον μου,- <text:span text:style-name="T5">Ἄ</text:span>πιθι, ἄπιθι ἐς κόρακας ἤδη.</text:p>
          </table:table-cell>
          <table:table-cell table:style-name="Table1.A1" office:value-type="string">
            <text:p text:style-name="P8">Harry gulped.<text:span text:style-name="T5"> "I just wondered if I could have my book back." </text:span>"GET OUT! OUT!"</text:p>
          </table:table-cell>
        </table:table-row>
        <table:table-row table:style-name="TableLine2426554434000">
          <table:table-cell table:style-name="Table1.A1" office:value-type="string">
            <text:p text:style-name="P8">ἀπῆλθεν οὖν εὐθὺς ὁ Ἄρειος πρὶν ἐκεῖνον αὖθις ἀφελέσθαι βαθμῶν τούς Γρυφινδώρους.</text:p>
          </table:table-cell>
          <table:table-cell table:style-name="Table1.A1" office:value-type="string">
            <text:p text:style-name="P8">Harry left, before Snape could take any more points from Gryffindor.</text:p>
          </table:table-cell>
        </table:table-row>
        <table:table-row table:style-name="TableLine2426554434000">
          <table:table-cell table:style-name="Table1.A1" office:value-type="string">
            <text:p text:style-name="P8">ἄνω δέ ὡς τάχιστα ἀναβὰς πάλιν ξυν- εγένετο τοῖς ἑταίροις.</text:p>
          </table:table-cell>
          <table:table-cell table:style-name="Table1.A1" office:value-type="string">
            <text:p text:style-name="P8">He sprinted back upstairs.</text:p>
          </table:table-cell>
        </table:table-row>
        <table:table-row table:style-name="TableLine2426554434000">
          <table:table-cell table:style-name="Table1.A1" office:value-type="string">
            <text:p text:style-name="P8">ὁ δέ Ῥοών <text:span text:style-name="T5">Ἆ</text:span>ρ’ ἔχεις αὑτά<text:span text:style-name="T5">;</text:span> ἔφη.</text:p>
          </table:table-cell>
          <table:table-cell table:style-name="Table1.A1" office:value-type="string">
            <text:p text:style-name="P8">"Did you get it?" Ron asked as Harry joined them.</text:p>
          </table:table-cell>
        </table:table-row>
        <table:table-row table:style-name="TableLine2426554434000">
          <table:table-cell table:style-name="Table1.A1" office:value-type="string">
            <text:p text:style-name="P9">ἀλλὰ τί δὴ πάσχεις;</text:p>
          </table:table-cell>
          <table:table-cell table:style-name="Table1.A1" office:value-type="string">
            <text:p text:style-name="P9">"What's the matter?"</text:p>
          </table:table-cell>
        </table:table-row>
        <table:table-row table:style-name="TableLine2426554434000">
          <table:table-cell table:style-name="Table1.A1" office:value-type="string">
            <text:p text:style-name="P9">ἐκεῖνος δέ μόλις ψιθυρίζων εἶπεν αὐτοῖς ὅ τι ἑώρακεν.</text:p>
          </table:table-cell>
          <table:table-cell table:style-name="Table1.A1" office:value-type="string">
            <text:p text:style-name="P9">In a low whisper, Harry told them what he'd seen.</text:p>
          </table:table-cell>
        </table:table-row>
        <table:table-row table:style-name="TableLine2426554434000">
          <table:table-cell table:style-name="Table1.A1" office:value-type="string">
            <text:p text:style-name="P9">τελευταῖον δέ πνευστιῶν <text:span text:style-name="T6">ἔ</text:span>τι Ἀλλ’ ἴστε που, ἔφη, τοῦτο τί δύναται<text:span text:style-name="T6">;</text:span></text:p>
          </table:table-cell>
          <table:table-cell table:style-name="Table1.A1" office:value-type="string">
            <text:p text:style-name="P9">"You know what this means?" he finished breathlessly.</text:p>
          </table:table-cell>
        </table:table-row>
        <table:table-row table:style-name="TableLine2426554434000">
          <table:table-cell table:style-name="Table1.A1" office:value-type="string">
            <text:p text:style-name="P9">ἐπεχείρησε γὰρ λαθὼν παρελθεῖν τὸν τρικάρηνον ἐπὶ τῶν νεκυσίων ὁ Σίναπυς.</text:p>
          </table:table-cell>
          <table:table-cell table:style-name="Table1.A1" office:value-type="string">
            <text:p text:style-name="P9">"He tried to get past that three-headed dog at Halloween!</text:p>
          </table:table-cell>
        </table:table-row>
        <table:table-row table:style-name="TableLine2426554434000">
          <table:table-cell table:style-name="Table1.A1" office:value-type="string">
            <text:p text:style-name="P9">καὶ ἐθεωροῦμεν αὐτὸν ἐκεῖσε τότε χωροῦντα δηλαδὴ κλέψοντα τὸ πρὸς ἐκείνου φυλαττόμενον.</text:p>
          </table:table-cell>
          <table:table-cell table:style-name="Table1.A1" office:value-type="string">
            <text:p text:style-name="P9">That's where he was going when we saw him -- he's after whatever it's guarding!</text:p>
          </table:table-cell>
        </table:table-row>
        <table:table-row table:style-name="TableLine2426554434000">
          <table:table-cell table:style-name="Table1.A1" office:value-type="string">
            <text:p text:style-name="P9">καὶ περίδου μοι περὶ τοῦ σάρου εἰ μὴ αὐτὸς εἰσῆγε τὸν Τρωγλοδύτην ὡς ῥᾷον λήσων ἅπαντας.</text:p>
          </table:table-cell>
          <table:table-cell table:style-name="Table1.A1" office:value-type="string">
            <text:p text:style-name="P9">And I<text:span text:style-name="T6">'</text:span>d bet my broomstick he let that troll in, to make a diversion!"</text:p>
          </table:table-cell>
        </table:table-row>
        <table:table-row table:style-name="TableLine2426554434000">
          <table:table-cell table:style-name="Table1.A1" office:value-type="string">
            <text:p text:style-name="P9">ἡ δ’ Ἑρμιόνη πεφροντικὸς βλέπων Περιττόν τι λέγεις, ἔφη.<text:span text:style-name="T6"> δυσχερὴς μὲν γάρ ἐστιν εὖ οἶδ’ ὅτι, ἀλλ’ οὐκ ἐπίδοξός ἐστι κλέψων τὸ Διμπλοδώρῳ πεφυλαγμένον.</text:span></text:p>
          </table:table-cell>
          <table:table-cell table:style-name="Table1.A1" office:value-type="string">
            <text:p text:style-name="P9">Hermione's eyes were wide.<text:span text:style-name="T6"> "No -- he wouldn't, she said. "I know he's not very nice, but he wouldn't try and steal something Dumbledore was keeping safe."</text:span></text:p>
          </table:table-cell>
        </table:table-row>
        <text:soft-page-break/>
        <table:table-row table:style-name="TableLine2426554434000">
          <table:table-cell table:style-name="Table1.A1" office:value-type="string">
            <text:p text:style-name="P9">ὁ δέ Ῥοών <text:span text:style-name="T6">Ἡ</text:span>ράκλεις, ἔφη ἀνιώμενος.<text:span text:style-name="T6"> σὺ μὲν γὰρ νομίζεις τοὺς σοφιστὰς πάντας θείου τι μετέχοντας δήπου.</text:span></text:p>
          </table:table-cell>
          <table:table-cell table:style-name="Table1.A1" office:value-type="string">
            <text:p text:style-name="P9">"Honestly, Hermione, you think all teachers are saints or something,"<text:span text:style-name="T6"> snapped Ron.</text:span></text:p>
          </table:table-cell>
        </table:table-row>
        <table:table-row table:style-name="TableLine2426554434000">
          <table:table-cell table:style-name="Table1.A1" office:value-type="string">
            <text:p text:style-name="P9">ἐγὼ δέ τα<text:span text:style-name="T6">ὐ</text:span>τὰ τῷ Ἁρείῳ φρονῶ.<text:span text:style-name="T6"> </text:span></text:p>
          </table:table-cell>
          <table:table-cell table:style-name="Table1.A1" office:value-type="string">
            <text:p text:style-name="P9">"I'm with Harry.<text:span text:style-name="T6">"</text:span></text:p>
          </table:table-cell>
        </table:table-row>
        <table:table-row table:style-name="TableLine2426554434000">
          <table:table-cell table:style-name="Table1.A1" office:value-type="string">
            <text:p text:style-name="P9"><text:span text:style-name="T6">πανοῦργος γάρ ἐστιν ὁ Σίναπυς. </text:span></text:p>
          </table:table-cell>
          <table:table-cell table:style-name="Table1.A1" office:value-type="string">
            <text:p text:style-name="P9"><text:span text:style-name="T6">"</text:span>I wouldn't put anything past Snape.<text:span text:style-name="T6">"</text:span></text:p>
          </table:table-cell>
        </table:table-row>
        <table:table-row table:style-name="TableLine2426554434000">
          <table:table-cell table:style-name="Table1.A1" office:value-type="string">
            <text:p text:style-name="P9"><text:span text:style-name="T6">ἀλλὰ τί θέλει; </text:span></text:p>
          </table:table-cell>
          <table:table-cell table:style-name="Table1.A1" office:value-type="string">
            <text:p text:style-name="P9"><text:span text:style-name="T6">"But what's he after?"</text:span></text:p>
          </table:table-cell>
        </table:table-row>
        <table:table-row table:style-name="TableLine2426554434000">
          <table:table-cell table:style-name="Table1.A1" office:value-type="string">
            <text:p text:style-name="P9"><text:span text:style-name="T6">τί φυλάττει ὁ κύων;</text:span></text:p>
          </table:table-cell>
          <table:table-cell table:style-name="Table1.A1" office:value-type="string">
            <text:p text:style-name="P9"><text:span text:style-name="T6">"What's that dog guarding?"</text:span></text:p>
          </table:table-cell>
        </table:table-row>
        <table:table-row table:style-name="TableLine2426554434000">
          <table:table-cell table:style-name="Table1.A1" office:value-type="string">
            <text:p text:style-name="P9">κα<text:span text:style-name="T6">ὶ</text:span> ὁ <text:span text:style-name="T6">Ἅ</text:span>ρειος περὶ ταῦτα ἔτι φροντίζων ἀπέβη κοιμησόμενος.</text:p>
          </table:table-cell>
          <table:table-cell table:style-name="Table1.A1" office:value-type="string">
            <text:p text:style-name="P9">Harry went to bed with his head buzzing with the same question.</text:p>
          </table:table-cell>
        </table:table-row>
        <table:table-row table:style-name="TableLine2426554434000">
          <table:table-cell table:style-name="Table1.A1" office:value-type="string">
            <text:p text:style-name="P10">ἀλλὰ τραχὺ ῥέγκοντος ἤδη τοῦ Νεφελώδους, αὐτὸς οὐκ ε<text:span text:style-name="T7">ἰ</text:span>ς ὕπνον ἔπεσε καίπερ μάλιστα χρῄζων πεσεῖν, ὡς δέον μετ’ ὀλίγον <text:span text:style-name="T7">ἰ</text:span>καροσφαιρίσαι τὸ πρῶτον.<text:span text:style-name="T7"> τοῦ δ’ οὖν Σινάπεως οῦ ῥᾴδιον ῆν ἐπιλαθέσθαι δεινὸν βλέποντος ἥνικα τὸ σκέλος εἶδεν αὐτοῦ.</text:span></text:p>
          </table:table-cell>
          <table:table-cell table:style-name="Table1.A1" office:value-type="string">
            <text:p text:style-name="P9">Neville was snoring loudly, but Harry couldn't sleep. He tried to empty his mind -- he needed to sleep, he had to, he had his first Quidditch match in a few hours -- but the expression on Snape's face when Harry had seen his leg wasn't easy to forget.</text:p>
          </table:table-cell>
        </table:table-row>
        <table:table-row table:style-name="TableLine2426554434000">
          <table:table-cell table:style-name="Table1.A1" office:value-type="string">
            <text:p text:style-name="P10">τῇ δ’ ὑστεραίᾳ α<text:span text:style-name="T7">ἰ</text:span>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text:span text:style-name="T7">ἰ</text:span>καροσφαιρικόν.</text:p>
          </table:table-cell>
          <table:table-cell table:style-name="Table1.A1" office:value-type="string">
            <text:p text:style-name="P10">The next morning dawned very bright and cold. The Great Hall was full of the delicious smell of fried sausages and the cheerful chatter of everyone looking forward to a good Quidditch match.</text:p>
          </table:table-cell>
        </table:table-row>
        <table:table-row table:style-name="TableLine2426554434000">
          <table:table-cell table:style-name="Table1.A1" office:value-type="string">
            <text:p text:style-name="P10">Ἀλλὰ δεῖ σέ φαγεῖν τι.</text:p>
          </table:table-cell>
          <table:table-cell table:style-name="Table1.A1" office:value-type="string">
            <text:p text:style-name="P10">"You've got to eat some breakfast."</text:p>
          </table:table-cell>
        </table:table-row>
        <table:table-row table:style-name="TableLine2426554434000">
          <table:table-cell table:style-name="Table1.A1" office:value-type="string">
            <text:p text:style-name="P10">Ἀλλ’ οὐ δέομαι.</text:p>
          </table:table-cell>
          <table:table-cell table:style-name="Table1.A1" office:value-type="string">
            <text:p text:style-name="P10">"I don't want anything."</text:p>
          </table:table-cell>
        </table:table-row>
        <table:table-row table:style-name="TableLine2426554434000">
          <table:table-cell table:style-name="Table1.A1" office:value-type="string">
            <text:p text:style-name="P10">Ἀλλ’ ἄρτου γ’ ὀλίγον.<text:span text:style-name="T7"> τῆς γὰρ Ἑρμιόνης ἔτυχον ὅντες οὗτοι οἱ θῶπες λόγοι.</text:span></text:p>
          </table:table-cell>
          <table:table-cell table:style-name="Table1.A1" office:value-type="string">
            <text:p text:style-name="P10">"Just a bit of toast," wheedled Hermione.</text:p>
          </table:table-cell>
        </table:table-row>
        <table:table-row table:style-name="TableLine2426554434000">
          <table:table-cell table:style-name="Table1.A1" office:value-type="string">
            <text:p text:style-name="P10">Ἀνορέκτως δ’ ἔχω.</text:p>
          </table:table-cell>
          <table:table-cell table:style-name="Table1.A1" office:value-type="string">
            <text:p text:style-name="P10">"I'm not hungry."</text:p>
          </table:table-cell>
        </table:table-row>
        <table:table-row table:style-name="TableLine2426554434000">
          <table:table-cell table:style-name="Table1.A1" office:value-type="string">
            <text:p text:style-name="P10">ὁ δ’ <text:span text:style-name="T7">Ἅ</text:span>ρειος κακῶς δὴ εἶχεν ἐννοῶν ὡς ἐντὸς οὐ πολλοῦ εἷς τὸ σταδίον εἷσβήσεται.</text:p>
          </table:table-cell>
          <table:table-cell table:style-name="Table1.A1" office:value-type="string">
            <text:p text:style-name="P10">Harry felt terrible. In an hour's time he'd be walking onto the field.</text:p>
          </table:table-cell>
        </table:table-row>
        <table:table-row table:style-name="TableLine2426554434000">
          <table:table-cell table:style-name="Table1.A1" office:value-type="string">
            <text:p text:style-name="P10">καὶ ὁ Σάμιος Φινιγάνης <text:span text:style-name="T7">Ὦ</text:span> <text:span text:style-name="T7">Ἅ</text:span>ρειε, ἔφη, δεῖ σέ εὐτραφῆ γενέσθαι ὡς μάλα συντενῶν σεαυτόν.</text:p>
          </table:table-cell>
          <table:table-cell table:style-name="Table1.A1" office:value-type="string">
            <text:p text:style-name="P10">"Harry, you need your strength," said Seamus Finnigan.</text:p>
          </table:table-cell>
        </table:table-row>
        <table:table-row table:style-name="TableLine2426554434000">
          <table:table-cell table:style-name="Table1.A1" office:value-type="string">
            <text:p text:style-name="P11">τοῖς γὰρ ζητηταῖς ἀεὶ ἐκ προνοίας προσπίπτειν φιλοῦσιν οἱ ἐναντίοι.</text:p>
          </table:table-cell>
          <table:table-cell table:style-name="Table1.A1" office:value-type="string">
            <text:p text:style-name="P11">"Seekers are always the ones who get clobbered by the other team."</text:p>
          </table:table-cell>
        </table:table-row>
        <table:table-row table:style-name="TableLine2426554434000">
          <table:table-cell table:style-name="Table1.A1" office:value-type="string">
            <text:p text:style-name="P11">ὁ δ’ <text:span text:style-name="T8">Ἅ</text:span>ρειος θεώμενος αὐτὸν καρύκην τοματίνην πρὸς τὰ χορδεύματα χέοντα Εὐχαριστῶ σοί, ἔφη, <text:span text:style-name="T8">ὦ</text:span> Σάμιε.</text:p>
          </table:table-cell>
          <table:table-cell table:style-name="Table1.A1" office:value-type="string">
            <text:p text:style-name="P11">"Thanks, Seamus," said Harry, watching Seamus pile ketchup on his sausages.</text:p>
          </table:table-cell>
        </table:table-row>
        <table:table-row table:style-name="TableLine2426554434000">
          <table:table-cell table:style-name="Table1.A1" office:value-type="string">
            <text:p text:style-name="P11">καὶ περὶ τὴν πεμπτὴν ὥραν πάντες ὡς εἰπεῖν οἱ μαθηταὶ ἐκάθηντο ἐν τοῖς περὶ τὸ <text:span text:style-name="T8">ἰ</text:span>καροσφαιριστήριον βάθροις πρὸς τὸ στάδιον ἀτενὲς βλέποντες, ἔνιοι δέ καὶ δίοπτρα ἔχοντες τηλεσκοπικά.</text:p>
          </table:table-cell>
          <table:table-cell table:style-name="Table1.A1" office:value-type="string">
            <text:p text:style-name="P11">By eleven o'clock the whole school seemed to be out in the stands around the Quidditch pitch. Many students had binoculars.</text:p>
          </table:table-cell>
        </table:table-row>
        <table:table-row table:style-name="TableLine2426554434000">
          <table:table-cell table:style-name="Table1.A1" office:value-type="string">
            <text:p text:style-name="P11">ἐνίοτε γὰρ χαλεπὸν <text:span text:style-name="T8">ἦ</text:span>ν τοῖς θεαταῖς καίπερ μετεώροις ο<text:span text:style-name="T8">ὖ</text:span>σιν ἰδεῖν τί γίγνεται.</text:p>
          </table:table-cell>
          <table:table-cell table:style-name="Table1.A1" office:value-type="string">
            <text:p text:style-name="P11">The seats might be raised high in the air, but it was still difficult to see what was going on sometimes.</text:p>
          </table:table-cell>
        </table:table-row>
        <table:table-row table:style-name="TableLine2426554434000">
          <table:table-cell table:style-name="Table1.A1" office:value-type="string">
            <text:p text:style-name="P12">ὁ δέ Ῥοὼν καί ἡ Ἑρμιόνη ξυνεγένοντο ἐπ’ ἄκροις τοῖς βάθροις τῷ τε Νεφελώδει καί τῷ Σαμίῳ καὶ τῴ Δείνῳ ἐκείνῳ τῷ τῶν ποδοσφαιριστῶν τῶν Ῥαιστήρων καλουμένων φιλοθεάμονι.<text:span text:style-name="T9"> καὶ καινόν τι ἐγεγράφεσαν σημεῖον μέγα ὡς χαρισάμενοι τῷ Ἁρείῳ ἐφ’ ἑνὸς τῶν στρωμάτων τῶν Σκαβρῴ </text:span><text:soft-page-break/><text:span text:style-name="T9">τετρωγμένων.</text:span></text:p>
          </table:table-cell>
          <table:table-cell table:style-name="Table1.A1" office:value-type="string">
            <text:p text:style-name="P11">Ron and Hermione joined Neville, Seamus, and Dean the West Ham fan up in the top row. As a surprise for Harry, they had painted a large banner on one of the sheets Scabbers had ruined.</text:p>
          </table:table-cell>
        </table:table-row>
        <table:table-row table:style-name="TableLine2426554434000">
          <table:table-cell table:style-name="Table1.A1" office:value-type="string">
            <text:p text:style-name="P12">καὶ <text:span text:style-name="T9">ἦ</text:span>ν ἀναγνῶναι ὅτι Προεδρευέτω Ποτῆρ.</text:p>
            <text:p text:style-name="P12">καὶ ὁ Δεῖνος δεινὸς ὢν γράφειν μέγαν ὑπεγεγράφει τὸν λέοντα τὸν τῶν Γρυφινδώρων.</text:p>
          </table:table-cell>
          <table:table-cell table:style-name="Table1.A1" office:value-type="string">
            <text:p text:style-name="P11">It said Potter for President, and Dean, who was good at drawing, had done a large Gryffindor lion underneath.</text:p>
          </table:table-cell>
        </table:table-row>
        <table:table-row table:style-name="TableLine2426554434000">
          <table:table-cell table:style-name="Table1.A1" office:value-type="string">
            <text:p text:style-name="P12">καὶ<text:span text:style-name="T9"> </text:span>μὴν ἡ Ἑρμιόνη φίλτρον τι χαλεπώτερον ἐτεθήκει ὥστε πάντα τὰ γράμματα ποικίλοις ἀεὶ ἀστράπτειν χρώμασιν<text:span text:style-name="T9">.</text:span> </text:p>
          </table:table-cell>
          <table:table-cell table:style-name="Table1.A1" office:value-type="string">
            <text:p text:style-name="P12">Then Hermione had performed a tricky little charm so that the paint flashed different colors.</text:p>
          </table:table-cell>
        </table:table-row>
        <table:table-row table:style-name="TableLine2426554434000">
          <table:table-cell table:style-name="Table1.A1" office:value-type="string">
            <text:p text:style-name="P12">ἐν δέ τούτῳ ὁ <text:span text:style-name="T9">Ἅ</text:span>ρειος καί οἱ ἕτεροι τῆς ἀγέλης ἐν τῷ ἀποδυτηρίῳ μεταμφιαζόμενοι ἐνεδύοντο τούς ἷκαροσφαιριστικοὺς τρίβωνας κοκκίνους.<text:span text:style-name="T9"> οἱ δέ Σλυθήρινοι πρασίνους ἔμελλον φορήσειν.</text:span></text:p>
          </table:table-cell>
          <table:table-cell table:style-name="Table1.A1" office:value-type="string">
            <text:p text:style-name="P12">Meanwhile, in the locker room, Harry and the rest of the team were changing into their scarlet Quidditch robes (Slytherin would be playing in green).</text:p>
          </table:table-cell>
        </table:table-row>
        <table:table-row table:style-name="TableLine2426554434000">
          <table:table-cell table:style-name="Table1.A1" office:value-type="string">
            <text:p text:style-name="P12">καὶ τότε ὁ <text:span text:style-name="T9">Ὕ</text:span>λης ἐχρέμψατό τι εὐφημίαν κηρύττων.</text:p>
          </table:table-cell>
          <table:table-cell table:style-name="Table1.A1" office:value-type="string">
            <text:p text:style-name="P12">Wood cleared his throat for silence.</text:p>
          </table:table-cell>
        </table:table-row>
        <table:table-row table:style-name="TableLine2426554434000">
          <table:table-cell table:style-name="Table1.A1" office:value-type="string">
            <text:p text:style-name="P12">Λοιπόν, ἔφη, ὦ ἄνδρες Γρυφίνδωροι.</text:p>
          </table:table-cell>
          <table:table-cell table:style-name="Table1.A1" office:value-type="string">
            <text:p text:style-name="P12">"Okay, men," he said.</text:p>
          </table:table-cell>
        </table:table-row>
        <table:table-row table:style-name="TableLine2426554434000">
          <table:table-cell table:style-name="Table1.A1" office:value-type="string">
            <text:p text:style-name="P12">Καὶ γυναῖκες Γρυφίνδωραι, ὑπολαβοῦσα εἶπεν ἡ Ἀγγελίνη Ἰωάννου.</text:p>
          </table:table-cell>
          <table:table-cell table:style-name="Table1.A1" office:value-type="string">
            <text:p text:style-name="P12">"And women," said Chaser Angelina Johnson.</text:p>
          </table:table-cell>
        </table:table-row>
        <table:table-row table:style-name="TableLine2426554434000">
          <table:table-cell table:style-name="Table1.A1" office:value-type="string">
            <text:p text:style-name="P12">ἐκεῖνος δέ συνέφη ταῦτα.<text:span text:style-name="T9"> Ὦ ἄνδρες, ἔφη, καί γυναῖκες.</text:span></text:p>
          </table:table-cell>
          <table:table-cell table:style-name="Table1.A1" office:value-type="string">
            <text:p text:style-name="P12">"And women," Wood agreed.</text:p>
          </table:table-cell>
        </table:table-row>
        <table:table-row table:style-name="TableLine2426554434000">
          <table:table-cell table:style-name="Table1.A1" office:value-type="string">
            <text:p text:style-name="P12">τοῦτ’ ἔστ’ ἐκεῖνο.</text:p>
          </table:table-cell>
          <table:table-cell table:style-name="Table1.A1" office:value-type="string">
            <text:p text:style-name="P12">"This is it."</text:p>
          </table:table-cell>
        </table:table-row>
        <table:table-row table:style-name="TableLine2426554434000">
          <table:table-cell table:style-name="Table1.A1" office:value-type="string">
            <text:p text:style-name="P12">Τό γε μέγιστον ἁπάντων, εἶπεν ὁ Φερέδικος Ε<text:span text:style-name="T9">ὐ</text:span>ισήλιος.</text:p>
          </table:table-cell>
          <table:table-cell table:style-name="Table1.A1" office:value-type="string">
            <text:p text:style-name="P12">"The big one," said Fred Weasley.</text:p>
          </table:table-cell>
        </table:table-row>
        <table:table-row table:style-name="TableLine2426554434000">
          <table:table-cell table:style-name="Table1.A1" office:value-type="string">
            <text:p text:style-name="P12">Τό γε μὴν ἐκ μακροῦ χρόνου προσδεδεγμένον, ἀναλαβὼν εἶπεν ὁ Γεωργός.</text:p>
          </table:table-cell>
          <table:table-cell table:style-name="Table1.A1" office:value-type="string">
            <text:p text:style-name="P12">"The one we've all been waiting for," said George.</text:p>
          </table:table-cell>
        </table:table-row>
        <table:table-row table:style-name="TableLine2426554434000">
          <table:table-cell table:style-name="Table1.A1" office:value-type="string">
            <text:p text:style-name="P12">Καὶ γὰρ ἀπὸ γλώττης ἔστιν ἡμῖν φράσαι τὸν τοῦ Ὀλοφωίου λόγον ῶς τῆς πέρυσιν ἀγέλης οὖσιν.</text:p>
          </table:table-cell>
          <table:table-cell table:style-name="Table1.A1" office:value-type="string">
            <text:p text:style-name="P12">"We know Oliver's speech by heart," Fred told Harry, "we were on the team last year."</text:p>
          </table:table-cell>
        </table:table-row>
        <table:table-row table:style-name="TableLine2426554434000">
          <table:table-cell table:style-name="Table1.A1" office:value-type="string">
            <text:p text:style-name="P12">ὁ δ’ <text:span text:style-name="T9">Ὕ</text:span>λης Σιγᾶτον, ἔφη.</text:p>
          </table:table-cell>
          <table:table-cell table:style-name="Table1.A1" office:value-type="string">
            <text:p text:style-name="P12">"Shut up, you two," said Wood.</text:p>
          </table:table-cell>
        </table:table-row>
        <table:table-row table:style-name="TableLine2426554434000">
          <table:table-cell table:style-name="Table1.A1" office:value-type="string">
            <text:p text:style-name="P12">ἥδε γὰρ ἡ ἀγέλη βελτίστη ἐστὶν ἐκ πολλῶν ἐτῶν.</text:p>
          </table:table-cell>
          <table:table-cell table:style-name="Table1.A1" office:value-type="string">
            <text:p text:style-name="P12">"This is the best team Gryffindor's had in years.</text:p>
          </table:table-cell>
        </table:table-row>
        <table:table-row table:style-name="TableLine2426554434000">
          <table:table-cell table:style-name="Table1.A1" office:value-type="string">
            <text:p text:style-name="P12">νικήσομεν δῆτα εὖ οἶδ’ ὅτι.</text:p>
          </table:table-cell>
          <table:table-cell table:style-name="Table1.A1" office:value-type="string">
            <text:p text:style-name="P12">We're going to win. I know it."</text:p>
          </table:table-cell>
        </table:table-row>
        <table:table-row table:style-name="TableLine2426554434000">
          <table:table-cell table:style-name="Table1.A1" office:value-type="string">
            <text:p text:style-name="P12">καὶ πρὸς αὐτοὺς ὀξὺ ἔβλεψεν ὡς θέλων εἰπεῖν ὅτι Εἰ δέ μή<text:span text:style-name="T9">...</text:span> </text:p>
          </table:table-cell>
          <table:table-cell table:style-name="Table1.A1" office:value-type="string">
            <text:p text:style-name="P12">He glared at them all as if to say, "Or else."</text:p>
          </table:table-cell>
        </table:table-row>
        <table:table-row table:style-name="TableLine2426554434000">
          <table:table-cell table:style-name="Table1.A1" office:value-type="string">
            <text:p text:style-name="P13">Εἶ<text:span text:style-name="T9">ε</text:span>ν.<text:span text:style-name="T9"> </text:span>ε<text:span text:style-name="T9">ἰ</text:span>ς γὰρ αὐτὸν τὸν καιρὸν ἥκομεν.<text:span text:style-name="T10"> ἀγαθῇ τύχῃ ὑμῖν ἅπασιν.</text:span></text:p>
          </table:table-cell>
          <table:table-cell table:style-name="Table1.A1" office:value-type="string">
            <text:p text:style-name="P12">"Right. It's time. Good luck, all of you."</text:p>
          </table:table-cell>
        </table:table-row>
        <table:table-row table:style-name="TableLine2426554434000">
          <table:table-cell table:style-name="Table1.A1" office:value-type="string">
            <text:p text:style-name="P13">ὁ δ’ ’Ἀρειος τῷ Φερεδίκῳ κα<text:span text:style-name="T10">ὶ</text:span> τῷ Γεωργ<text:span text:style-name="T10">ῷ</text:span> ἐκ τοῦ ἀποδυτηρίου ἐπισπόμενος, ἀπευχόμενος δέ τέως μὴ λιποψυχῆσαι, τῶν πολλῶν μέγα θορυβούντων εἰσέβη ἐπὶ τὸ στάδιον.</text:p>
          </table:table-cell>
          <table:table-cell table:style-name="Table1.A1" office:value-type="string">
            <text:p text:style-name="P13">Harry followed Fred and George out of the locker room and, hoping his knees weren't going to give way, walked onto the field to loud cheers.</text:p>
          </table:table-cell>
        </table:table-row>
        <table:table-row table:style-name="TableLine2426554434000">
          <table:table-cell table:style-name="Table1.A1" office:value-type="string">
            <text:p text:style-name="P13">ἡ δ’ Εὐχρῆ ῥαβδούχη οὖσα ἐν μέσῳ ἵστατο προσδεξομένη τοὺς δύο ἀγέλας, τὸ σάρον ἤδη χειρὶ ἔχουσα.</text:p>
          </table:table-cell>
          <table:table-cell table:style-name="Table1.A1" office:value-type="string">
            <text:p text:style-name="P13">Madam Hooch was refereeing. She stood in the middle of the field waiting for the two teams, her broom in her hand.</text:p>
          </table:table-cell>
        </table:table-row>
        <table:table-row table:style-name="TableLine2426554434000">
          <table:table-cell table:style-name="Table1.A1" office:value-type="string">
            <text:p text:style-name="P13">Δέομαι τοίνυν, ἔφη, πάντων ὑμῶν ὀρθῶς ἐνδίκως τε ἀγωνίζεσθαι.<text:span text:style-name="T10"> τοῦτο δ’ ἔλεγεν ἐκείνοις ἤδη ἀθροιζομένοις ἀμφὶ αὐτήν.</text:span></text:p>
          </table:table-cell>
          <table:table-cell table:style-name="Table1.A1" office:value-type="string">
            <text:p text:style-name="P13">"Now, I want a nice fair game, all of you," she said, once they were all gathered around her.</text:p>
          </table:table-cell>
        </table:table-row>
        <table:table-row table:style-name="TableLine2426554434000">
          <table:table-cell table:style-name="Table1.A1" office:value-type="string">
            <text:p text:style-name="P14">ὁ δ’ Ἄρειος ξυνῄδει αὐτῇ λεγούσῃ ἐν τοῖς μάλιστα τῷ Μάρκῳ Φλίντῳ, τῷ τῶν Σλυθηρίνων ἀγελάρχῃ πενταετήρῳ ὅντι.</text:p>
          </table:table-cell>
          <table:table-cell table:style-name="Table1.A1" office:value-type="string">
            <text:p text:style-name="P14">Harry noticed that she seemed to be speaking particularly to the Slytherin Captain, Marcus Flint, a sixth year.</text:p>
          </table:table-cell>
        </table:table-row>
        <table:table-row table:style-name="TableLine2426554434000">
          <table:table-cell table:style-name="Table1.A1" office:value-type="string">
            <text:p text:style-name="P14">ὁ δ’ ἐφαίνετο ξυγγενὴς εἶναι τοῖς Τρωγλοδύταις.</text:p>
          </table:table-cell>
          <table:table-cell table:style-name="Table1.A1" office:value-type="string">
            <text:p text:style-name="P14">Harry thought Flint looked as if he had some troll blood in him.</text:p>
          </table:table-cell>
        </table:table-row>
        <table:table-row table:style-name="TableLine2426554434000">
          <table:table-cell table:style-name="Table1.A1" office:value-type="string">
            <text:p text:style-name="P14"><text:span text:style-name="T11">Ἅ</text:span>ρειος δέ πρὸς τὸ ἐπάνω σημεῖον τὸ Προεδρευέτω Ποτῆρ κηρῦττον ὑπὲρ τὸν ὄχλον πρὸς ἄνεμον ἀεὶ κινούμενον παραβλέψας, ξυστελλόμενος ἑαυτὸν </text:p>
          </table:table-cell>
          <table:table-cell table:style-name="Table1.A1" office:value-type="string">
            <text:p text:style-name="P14">Out of the corner of his eye he saw the fluttering banner high above, flashing Potter for President over the crowd. His heart skipped. </text:p>
          </table:table-cell>
        </table:table-row>
        <text:soft-page-break/>
        <table:table-row table:style-name="TableLine2426554434000">
          <table:table-cell table:style-name="Table1.A1" office:value-type="string">
            <text:p text:style-name="P14">μάλ ’ ἐθάρρει.</text:p>
          </table:table-cell>
          <table:table-cell table:style-name="Table1.A1" office:value-type="string">
            <text:p text:style-name="P14">He felt braver.</text:p>
          </table:table-cell>
        </table:table-row>
        <table:table-row table:style-name="TableLine2426554434000">
          <table:table-cell table:style-name="Table1.A1" office:value-type="string">
            <text:p text:style-name="P14">Εἴσβητε δῆτα ἐπὶ τὰ σάρα.</text:p>
          </table:table-cell>
          <table:table-cell table:style-name="Table1.A1" office:value-type="string">
            <text:p text:style-name="P14">"Mount your brooms, please."</text:p>
          </table:table-cell>
        </table:table-row>
        <table:table-row table:style-name="TableLine2426554434000">
          <table:table-cell table:style-name="Table1.A1" office:value-type="string">
            <text:p text:style-name="P14">καὶ ὁ ’Άρειος ἐπὶ τὸν Ὑπερνεφελὸν Δισχιλιοστὸν εἰσέβη.</text:p>
          </table:table-cell>
          <table:table-cell table:style-name="Table1.A1" office:value-type="string">
            <text:p text:style-name="P14">Harry clambered onto his Nimbus Two Thousand.</text:p>
          </table:table-cell>
        </table:table-row>
        <table:table-row table:style-name="TableLine2426554434000">
          <table:table-cell table:style-name="Table1.A1" office:value-type="string">
            <text:p text:style-name="P14">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span text:style-name="T11"> καί διήγησιν μὲν ἀναγορέυων ἔτυχεν ὁ Ἰόρδανος, τοῖν Εὐισηλίοιν εὔνους ὥν, ἐπεσκόπει δ’ αὐτὸν ἡ Μαγονωγαλέα.</text:span></text:p>
          </table:table-cell>
          <table:table-cell table:style-name="Table1.A1" office:value-type="string">
            <text:p text:style-name="P14">Madam Hooch gave a loud blast on her silver whistle.<text:span text:style-name="T11"> Fifteen brooms rose up, high, high into the air. They were off. The Weasley twins' friend, Lee Jordan, was doing the commentary for the match, closely watched by Professor McGonagall.</text:span></text:p>
          </table:table-cell>
        </table:table-row>
        <table:table-row table:style-name="TableLine2426554434000">
          <table:table-cell table:style-name="Table1.A1" office:value-type="string">
            <text:p text:style-name="P14">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table:style-name="Table1.A1" office:value-type="string">
            <text:p text:style-name="P14">"And the Quaffle is taken immediately by Angelina Johnson of Gryffindor -- what an excellent Chaser that girl is, and rather attractive, too --"</text:p>
          </table:table-cell>
        </table:table-row>
        <table:table-row table:style-name="TableLine2426554434000">
          <table:table-cell table:style-name="Table1.A1" office:value-type="string">
            <text:p text:style-name="P14">ἡ δέ Μαγονωγαλέα ὡς τοῦτο χαλεπῶς φέρουσα Τί δέ δή, ἔφη ὑπολαβοῦσα, ὦ <text:span text:style-name="T11">Ἰ</text:span>όρδανε;</text:p>
          </table:table-cell>
          <table:table-cell table:style-name="Table1.A1" office:value-type="string">
            <text:p text:style-name="P14">"JORDAN!"</text:p>
          </table:table-cell>
        </table:table-row>
        <table:table-row table:style-name="TableLine2426554434000">
          <table:table-cell table:style-name="Table1.A1" office:value-type="string">
            <text:p text:style-name="P14">ὁ δέ συγγνώμην αἰτήσας τῆς πλημμελείας ἀναλαβών Καὶ ἀεροδρομοῦσα, ἔφη, τὸν κολοφῶνα παραδίδωσιν ὡς τάχιστα τῇ Ἀλικίᾳ Σπινήτῃ, ἣν ἄρτι ἐξηῦρεν Ὀλοφώιος <text:span text:style-name="T11">Ὕ</text:span>λης, πέρυσιν ἔφεδρον οὖσαν.</text:p>
          </table:table-cell>
          <table:table-cell table:style-name="Table1.A1" office:value-type="string">
            <text:p text:style-name="P15">"Sorry, Professor."<text:span text:style-name="T12"> "And she's really belting along up there, a neat pass to Alicia Spinnet, a good find of Oliver Wood's, last year only a reserve -- </text:span></text:p>
          </table:table-cell>
        </table:table-row>
        <table:table-row table:style-name="TableLine2426554434000">
          <table:table-cell table:style-name="Table1.A1" office:value-type="string">
            <text:p text:style-name="P15">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span text:style-name="T12"> 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 οἴμοι πέπληκται αὕτη πληγὴν ῥοπαλοσφαιρίῳ βληθεῖσα δυσχερῆ ὥστε λυπεῖσθαι σφόδρα μοι δοκεῖν. 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span></text:p>
            <text:p text:style-name="P15">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ext:p text:style-name="P15">βαβαὶ βαβαὶ τῆς τῶν Γρυφινδώρων εὐστοχίας.</text:p>
          </table:table-cell>
          <table:table-cell table:style-name="Table1.A1" office:value-type="string">
            <text:p text:style-name="P15">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text:p>
          </table:table-cell>
        </table:table-row>
        <table:table-row table:style-name="TableLine2426554434000">
          <table:table-cell table:style-name="Table1.A1" office:value-type="string">
            <text:p text:style-name="P15">ἀναθορυβούντων μὲν οὖν τῶν Γρυφινδώρων εἷς τόσον εὖ πεπραγότων, στενόντων δέ τῶν Σλυθηρίνων, φθέγμα τι τοίονδε ῆν ἀκοῦσαι<text:span text:style-name="T12">.</text:span> </text:p>
          </table:table-cell>
          <table:table-cell table:style-name="Table1.A1" office:value-type="string">
            <text:p text:style-name="P15">Gryffindor cheers filled the cold air, with howls and moans from the Slytherins.</text:p>
          </table:table-cell>
        </table:table-row>
        <table:table-row table:style-name="TableLine2426554434000">
          <table:table-cell table:style-name="Table1.A1" office:value-type="string">
            <text:p text:style-name="P15">Ἀπέλθετ’ ἐκποδών.</text:p>
          </table:table-cell>
          <table:table-cell table:style-name="Table1.A1" office:value-type="string">
            <text:p text:style-name="P15">"Budge up there, move along."<text:span text:style-name="T12"> ἀνάγεθ’ ἑαυτοὺς ἐκ τοῦ μέσου.</text:span></text:p>
          </table:table-cell>
        </table:table-row>
        <text:soft-page-break/>
        <table:table-row table:style-name="TableLine2426554434000">
          <table:table-cell table:style-name="Table1.A1" office:value-type="string">
            <text:p text:style-name="P15">καὶ ὁ Ῥοὼν καὶ ἡ Ἑρμιόνη γνόντες τὸν Ἁγριώδη, ἐγγυτέρω δ’ ἀλλήλοις παρεστηκότες, ἐῶσι συγγενέσθαι.</text:p>
          </table:table-cell>
          <table:table-cell table:style-name="Table1.A1" office:value-type="string">
            <text:p text:style-name="P15">"Hagrid!"<text:span text:style-name="T12"> Ron and Hermione squeezed together to give Hagrid enough space to join them.</text:span></text:p>
          </table:table-cell>
        </table:table-row>
        <table:table-row table:style-name="TableLine2426554434000">
          <table:table-cell table:style-name="Table1.A1" office:value-type="string">
            <text:p text:style-name="P15">ὁ δέ τηλεσκοπικὰ δίοπτρα δεικνύς Οἴκοθεν μὲν γὰρ ἐσκόπουν, ἔφη, ἄμεινον δέ ὁμιλεῖν μετὰ τοῦ ὄχλου.</text:p>
          </table:table-cell>
          <table:table-cell table:style-name="Table1.A1" office:value-type="string">
            <text:p text:style-name="P15">"Bin watchin' from me hut," said Hagrid, patting a large pair of binoculars around his neck, "But it isn't the same as bein' in the crowd.</text:p>
          </table:table-cell>
        </table:table-row>
        <table:table-row table:style-name="TableLine2426554434000">
          <table:table-cell table:style-name="Table1.A1" office:value-type="string">
            <text:p text:style-name="P15">εἶτα τό γε φθαστέον οὐδεὶς ἑώρακέ που;</text:p>
          </table:table-cell>
          <table:table-cell table:style-name="Table1.A1" office:value-type="string">
            <text:p text:style-name="P15">No sign of the Snitch yet, eh?"</text:p>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able:table-cell>
          <table:table-cell table:style-name="Table1.A1" office:value-type="string">
            <text:p text:style-name="Table_20_Contents"/>
          </table:table-cell>
        </table:table-row>
        <table:table-row table:style-name="TableLine2426554434000">
          <table:table-cell table:style-name="Table1.A1" office:value-type="string">
            <text:p text:style-name="Table_20_Contents"/>
            <text:p text:style-name="P15"/>
            <text:p text:style-name="P15">ὁ δέ Ῥοών ὁμολογῶν ’Ώσθ’ ὁ Ἄρειος, ἔφη, οὔπω πεποίηκεν οὐδέν, ὡς εἰπεῖν.</text:p>
            <text:p text:style-name="Table_20_Contents">Πόνου γε’ ἀφίσταται, ῆ δ’ ὃς ὁ Ἁγριώδης.</text:p>
            <text:p text:style-name="Table_20_Contents">τὰ δὲ τηλεσκοπικὰ λαβών τε καὶ τὴν ὄψιν εἷς τὸ ἀτενές ἀπερεισάμενος ἐγνώρισεν οὕτω τὸν ’Άρειον, βραχύ τι κατιδὼν πολὺ ἀπέχον ἐν οὐρανῷ.</text:p>
            <text:p text:style-name="Table_20_Contents">ὁ δ’ ἀνωτέρω πάντων φερόμενος μετέωρος ἐκαραδόκει τῷ φθαστέῳ.</text:p>
            <text:p text:style-name="Table_20_Contents">τοῦτο γὰρ συνεβούλευον ἀρτίως αὐτὸς καὶ ὁ ’Ύλης ἐλπίζοντες οὕτω ἐν τῷ ἀγῶνι ῥᾷον νικήσειν.</text:p>
            <text:p text:style-name="Table_20_Contents">οὗτος γὰρ ε1ῐ·.Ῑσυχίαν ἄγε τοίνυν, ἔφη, ἕως ἂν τὸ φθαστέον κατίδῃς ὅπως μὴ πρότερον ἢ δεῖ ἐπιχειρήσῃ τις σοί.</text:p>
            <text:p text:style-name="Table_20_Contents">τῆς μὲν γὰρ Ἀγγελίνης σκοποῦ τυχούσης, ἀεροβατικὰ κυβιστ- ήματα διττὰ ἀπέδειξε τόθ’ ἅτε μάλισθ’ ἡδόμενος’ νῦν δέ πάλιν αὖ ΠΕΡΙ ΤΗΣ [κΑΡοΣΦΑΙΡΙΚΗΣ 1 5 3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ext:p text:style-name="Table_20_Contents">ὁ δ ’ ἀναβοῶνΐΗ καλῶς ἔχεις, ἔφη, ὦ ’Άρειε,“ καὶ ἔβαλλε συντόνως ἐπὶ τὸν Μάρκον.</text:p>
            <text:p text:style-name="Table_20_Contents">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ι’δού· ῆ που τὸ φθαστέον ἑώρακα,· μεθέντος δέ τοῦ Ἀδριάνου τὸν κολοφῶνα - αἰσθόμενος γὰρ χρήματος τινὸς χρυσοῦ παρὰ τὸ δεξιὸν οῦς ἐγγύτατα παριόντος, <text:soft-page-break/>ἐστρέψατο τὸν τράχηλον εἷς τούπίσω σπουδαζόμενος κατιδεῖν αὐτό - θορυβοῦσιν οἶ θεώμενοι.</text:p>
            <text:p text:style-name="Table_20_Contents">ἀλλ’ οὔτε τὸν Ἄρειον ἔλαθε τὸ φθαστέον κάτω ἥδη σκήψαντα ἐπ’ αὐτό, οὔτε τὸν Τερέντιον ’Ῐξὸν τὸν ζητητὴν τὸν τῶν Σλυθηρίνων.</text:p>
            <text:p text:style-name="Table_20_Contents">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ext:p text:style-name="Table_20_Contents">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ext:p text:style-name="Table_20_Contents">ὁ δέ τοῦ σάρου ἐκκρεμαμένος κινδυνεύει χαμᾶζε πεσὼν διαφθαρῆναι.</text:p>
            <text:p text:style-name="Table_20_Contents">ὥστε οἱ κάτω Γρυφίνδωροι τοῦτ’ ἰδόντες μέγ’ ἐθορύβουν, δεινὸν ποιούμενοι ὡς αἰσχρόν τε καί παρ- άνομον τὸ γεγενημένον, καὶ Ἀδικεῖς, ὦ πανοῦργε, ἔφασαν ἀναβοῶντες.</text:p>
            <text:p text:style-name="Table_20_Contents">τὴν δ’ οὖν ἀδικίαν τῲ Μάρκῳ ἐπιτιμήσασα ἡ Εὖχρῆ τοῖς Γ ρυφινδώροις ἀκώλυτον στοχασμὸν παρῆκεν.</text:p>
            <text:p text:style-name="Table_20_Contents">ἐπιγενομένης δέ τοσαύτης τῆς ταραχῆς καί ἠφανίσθη πάλιν οιῦ τὸ φθαστέον.</text:p>
            <text:p text:style-name="Table_20_Contents">ἐν δέ τοῖς θεαταῖς, ὁ Δεῖνος Θόμας πρὸς τὴν ῥαβδούχην βοῶν Ἐκπεσέτω οὑτοσί, ἔφη, ὧ γύναι· ἰδέτω τὸ μιλτόπρεπτον.</text:p>
            <text:p text:style-name="Table_20_Contents">ἀλλ’ ὁ Ῥοῶν ἀναμνήσας αὐτὸν Ἀλλ’ ὦ Δεῖνε, ἔφη, ποδοσφαιρικὴ οὐκ ἔστι.</text:p>
            <text:p text:style-name="Table_20_Contents">κατὰ γὰρ τοὺς τῆς ι’καροσφαιρικῆς νόμους, οὐκ ἔξεστιν ἐκβαλεῖν οὐδένα.</text:p>
            <text:p text:style-name="Table_20_Contents">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ext:p text:style-name="Table_20_Contents">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Ἀλλ’ ἐξαρκείτω τοσοῦτο, ἔφη.</text:p>
            <text:p text:style-name="Table_20_Contents">οῦ μὴν ἀλλ) ὁ Μάρκος ὅσον οῦκ ἀπέκτεινε τὸν τῶν <text:soft-page-break/>Γρυφινδώρων ζητητήν - τοιαῦτα γάρ τοι εἰκότως ἐποίησαν ἅπαντες δήπου.</text:p>
            <text:p text:style-name="Table_20_Contents">δίκην δ’ οὖν λαβόντων τῶν Γρυφινδώρων, τῆς δ’ Ἀλικίας ἀφθόνως ἐφιεμένης καὶ τοῦ σκοποῦ τυχούσης, αὖθις αὖ ἀγωνίζονται, ἐχόντων τούτων ε”τι τὸν κολοφῶνα.</text:p>
            <text:p text:style-name="Table_20_Contents">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ext:p text:style-name="Table_20_Contents">τοῦ γὰρ σάρου ἄφνω σφαδάζοντος, πεσεῖν φοβούμενος ἀπρὶξ ε”χεται αὐτοῦ χερσί τε καὶ γόνασιν.</text:p>
            <text:p text:style-name="Table_20_Contents">τοιοῦτο γὰρ οὐπώποτ’ ἔπαθεν· ἐπειδὴ δὲ τὸ αὐτὸ μάλ’ αὖθις ἐγένετο, τὸ σάρον αὐτό, ὡς ἔοικεν, ἤθελεν ἀναχαιτίσαι αὐτόν.</text:p>
            <text:p text:style-name="Table_20_Contents">ἀλλὰ νὴ Δία τὰ τοιαῦτα σάρα, ὡς οἴεται, οὐδέποτ’ ἀνεχαίτισε τοὺς ἶππαζομένους· Ὑπερνεφελὸν γὰρ τοῦτο τὸ σάρον εῖναι Δισχιλιοστόν.</text:p>
            <text:p text:style-name="Table_20_Contents">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ext:p text:style-name="Table_20_Contents">οὗ γὰρ εἶχεν οὔτε κυβερνῆσαι οὔτ’ εὐθῦναι αὐτὸ σκολιὸν ἀεὶ δι’ αἰθέρος περιδινούμενον καὶ νῦν δὴ ἀποσεισόμενον αὐτόν, ὡς ε’ὀικεν.</text:p>
            <text:p text:style-name="Table_20_Contents">ὁ δ’ οὖν Ἰόρδανος ε”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ext:p text:style-name="Table_20_Contents">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ext:p text:style-name="Table_20_Contents">ὁ δὲ Ἁγριώδης πρὸς τὸν Ἄρειον διὰ τὰ τηλεσκοπικὰ βλέπων Ἀλλὰ πρὸς θεῶν τί ποιεῖς ἔφη.</text:p>
            <text:p text:style-name="Table_20_Contents">ε”λεγον γὰρ ἂν ἔγωγ’ ὡς οὐκέτι δύναται κατευθῦναι τὸ σάρον, εἴγε μὴ τοῦτ’ ἀδύνατον ἦν.</text:p>
            <text:p text:style-name="Table_20_Contents">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ext:p text:style-name="Table_20_Contents"><text:soft-page-break/>ὁ δὲ Σάμιος τῷ Ἀγριώδει πρὸς οῦς ψιθυρίζων ῖΑρα τότ’ ἐβλάφθη, ἔφη, τὸ σάρον ὅθ’ ὁ Μάρκος προσέκρουσεν αὐτό,· ὁ δέ Ἁγριώδης τρομερᾷ τῇ φωνῇ Ἀδύνατόν γε μέντοι τοῦτο.</text:p>
            <text:p text:style-name="Table_20_Contents">σάρον γὰρ οὐκ ε”στι κακὰ ποιῆσαι εἷ μή τις τῆς μαγικῆς ἅπτοιτο σκοτεινῆς δήπου.</text:p>
            <text:p text:style-name="Table_20_Contents">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ext:p text:style-name="Table_20_Contents">ὁ δὲ Ῥοών στένων τι καὶ ὕπωχρος δοκῶν Τί ποιεῖς, ἔφη.</text:p>
            <text:p text:style-name="Table_20_Contents">ἡ δέ κεχηνυῖα Καὶ δὴ προῦγνων τόδε· ἰδοῦ ὁ Σίναπυς.</text:p>
            <text:p text:style-name="Table_20_Contents">λαβὼν δέ τὰ δίοπτρα ὁ Ῥοὼν ε”βλεψε πρὸς ἐκεῖνον ἐν μέσοις τοῖς καταντικρὺ βάθροις καθήμενον.</text:p>
            <text:p text:style-name="Table_20_Contents">ὁ δ’ ἠτένιζεν εἷς τὸν ’Ἀρειον τον- θορύζων ἅμα σιωπῇ.</text:p>
            <text:p text:style-name="Table_20_Contents">ἡ δ’ Ἑρμιόνη Μηχανᾶται γάρ τι, ἔφη, ἴυγγι καταγοητεύων τὸ σάρον.</text:p>
            <text:p text:style-name="Table_20_Contents">Τί ποιητέον ἡμῖν,· Ἀλλ’ ἐπίτρεψον ἐμοὶ τὸ πρᾶγμα.</text:p>
            <text:p text:style-name="Table_20_Contents">καὶ ἀπῆλθεν εὐθὺ πρὶν τὸν Ῥοῶνα πλείω εἰπεῖν.</text:p>
            <text:p text:style-name="Table_20_Contents">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ext:p text:style-name="Table_20_Contents">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ext:p text:style-name="Table_20_Contents">οἱ δὲ κατ· ωτέρω κύκλον ἐποιοῦντο δηλονότι ἐλπίζοντες ἐκδέξεσθαι αὐτὸν πεσόντα.</text:p>
            <text:p text:style-name="Table_20_Contents">ἐν δέ τούτοις ὁ Μάρκος κολοφῶν’ ἀναρπάσας πεντάκις σκοποῦ τετυχηκὼς πάντας πάντως ἔλαθεν.</text:p>
            <text:p text:style-name="Table_20_Contents">ὁ δέ Ῥοὼν ἀθυμῶν Σπεῦσον δῆτ’, ἔφη, ὦ Ἑρμιόνη.</text:p>
            <text:p text:style-name="Table_20_Contents">ἡ δ’ οὐκ ἀκονιτὶ ἀφικομένη πρὸς τὰ βάθρα ἕνθ’ ὁ Σίναπυς ἵστατο, ἤδη πολλῇ ῥύμῃ ε”τρεχε παρὰ τοὺς ὄπισθεν αὐτοῦ καθημένους.</text:p>
            <text:p text:style-name="Table_20_Contents">καὶ οὐδὲ τόθ’ εἱστήκει συγγνώμην παραιτησομένη ὅτε τὸν Κίουρον ἐπὶ τὴν κεφαλὴν ὦσεν εἷς τοὺς ἔμπροσθε θεατάς.</text:p>
            <text:p text:style-name="Table_20_Contents">ἥκουσα δέ πρὸς τὸν Σίναπυν καὶ ὀκλάζουσα καὶ τὴν ῥάβδον ἀναλαβοῦσα ἐφιθύριζε ῥήματά τινα ὀλίγα μὲν πρόσφορα δ’ ὅμως.</text:p>
            <text:p text:style-name="Table_20_Contents">καὶ ἦν ι’δεῖν εὐθὺ φλογὰς κυανᾶς ἐκ τῆς ῥάβδου ἀφιεμένας ε’πί τὰ τοῦ ἐκείνου τρίβωνος κράσπεδα.</text:p>
            <text:p text:style-name="Table_20_Contents"><text:soft-page-break/>καὶ ἐν ἀκαρεῖ οὗτος μὲν ξυνῄδει ἑαυτῷ καιομένῳ, ἐκείνη δ’ 156 ΑΡΕΙΟΣ Πο ΤΗΡ ἀκούσασα ὕλαγμά τι συνῄδει εὖ πεποιηκυῖα.</text:p>
            <text:p text:style-name="Table_20_Contents">καὶ ξυλλέξασα τὸ πῦρ εἶς ληκύθιόν τι καὶ τοῦτ’ εἷς προκόλπιον θεῖσα ἐπανῆλθε διὰ τοὺς θεατὰς λαθοῦσα ἀμέλει τὸν Σίναπυν.</text:p>
            <text:p text:style-name="Table_20_Contents">καὶ ἅλις ἐπεποιήκει.</text:p>
            <text:p text:style-name="Table_20_Contents">ὁ γὰρ ’Ἀρειος ἄφνω ἐδυνήθη περικαθίζειν πάλιν αὖ ἐπὶ τῷ σάρῳ.</text:p>
            <text:p text:style-name="Table_20_Contents">ὁ δέ Ῥοών φΩ Νεφέλωδες, ἔφη, ἀσφαλές ἐστι σοὶ θεωρεῖν αὖ.</text:p>
            <text:p text:style-name="Table_20_Contents">ὁ γὰρ Νεφελώδης ἐπὶ χρόνον ἔκλαιε, τὴν κεφαλὴν δέει κρύπτων εἶς τὴν Ἁγριώδους ἐφεστρίδα.</text:p>
            <text:p text:style-name="Table_20_Contents">ὁ δ’ ’Άρειος χαμᾶζε ἤδη κατὰ τάχος ε”πιπτε καί οἶ θεαταὶ εἶδον αὐτὸν τὴν χεῖρα πρὸς τὸ στόμα προσέχοντα ὡς ἐμέσοντα.</text:p>
            <text:p text:style-name="Table_20_Contents">κᾶπειτα πρὸς οὖδας φορεῖται· τετραποδηδὸν δ’ ἑστὼς ἑβηξε καὶ εἰς τὴν χεῖρα αὐτοῦ κατέπεσε χρυσοῦν τι.</text:p>
            <text:p text:style-name="Table_20_Contents">Τὸ φθαστέον ἔχω, ἔφη βοῶν καί ὑπὲρ τῆς κεφαλῆς σείων αὐτό.</text:p>
            <text:p text:style-name="Table_20_Contents">ἐτελεύτησεν οὖν ὁ ἀγὼν πολλῆς μετὰ ταραχῆς.</text:p>
            <text:p text:style-name="Table_20_Contents">Ἀλλ’ οῦ μὰ Δί’ ἐξεδέξατο τὸ φθαστέον, κατέπινε μὲν οῦν, τοῦτο δ’ ε”λεγεν ὁ Μάρκος Φλίντος διὰ πολλοῦ χρόνου σχετλιάσας μὲν ε”τι ὠνήσας δ’ οὐδέν.</text:p>
            <text:p text:style-name="Table_20_Contents">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ext:p text:style-name="Table_20_Contents">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ext:p text:style-name="Table_20_Contents">καὶ ὁ Ῥοών διεξιὼν τὰ γεγενημένα 9ΡΙ κάρτα, ἔφη, ὁ Σίναπυς αἴτιος ἦν.</text:p>
            <text:p text:style-name="Table_20_Contents">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ext:p text:style-name="Table_20_Contents">Ἀλλ’ εἰπέ μοι, τί δὴ ὁ Σίναπυς τοι- οῦτον ἂν παρέχοι ἑαυτόν,’ οἱ δέ παῖδες πρὸς ἀλλήλους ἔβλεψαν, ἐνδοιάζοντες τί εἴπωσιν αὐτῷ.</text:p>
            <text:p text:style-name="Table_20_Contents">ἔδοξε δέ τῷ Ἁρείῳ ἀληθεύειν, ὁ δ’ οῦν Ἀλλ ’ ηῦρον γάρ τι, ἔφη, περὶ αὐτοῦ.</text:p>
            <text:p text:style-name="Table_20_Contents">ἐπεχείρησε παρελθεῖν ἐκεῖνον τὸν κύνα τὸν τρικέφαλον ἐπὶ Νεκυσίων.</text:p>
            <text:p text:style-name="Table_20_Contents">ὁ δ’ ε”δηξεν αὐτόν.</text:p>
            <text:p text:style-name="Table_20_Contents"><text:soft-page-break/>λογιζόμεθ’ οῦν ὅτι ἐπεχείρει κλέψαι τὸ ὑπ’ ἐκείνου φυλαττό- μενον.</text:p>
            <text:p text:style-name="Table_20_Contents">ὁ δ’ Ἁγρίωδης μεθῆκε τὸ τεϊοδοχεῖον, Ἀλλὰ πῶς ἴστε περὶ τοῦ Οὖλότριχος, Οῦλόθριξ γὰρ καλεῖται,· Ναί.</text:p>
            <text:p text:style-name="Table_20_Contents">ἐμὸς γάρ ἐστιν· ἐπριάμην δ’ αὐτὸν παρ’ ἀνθρώπου τινὸς ’Έλληνος ᾧ πέρυσιν ἐν πανδοκείῳ συνέβαλον.</text:p>
            <text:p text:style-name="Table_20_Contents">καί ε”χρησα τῷ Διμ- πλοδώρῳ φυλάξοντα - ΠΕΡΙ ΤΗΣ ΙΚΑΡΟΣΦΑῘΡΙΚΗΣ 157 Τί δέ, ἦ δ’ ὃς ὁ ’Άρειος σπουδῇ πολλῇ.</text:p>
            <text:p text:style-name="Table_20_Contents">ὁ δ’ (Αγριώδης τραχέως Ἀλλὰ μηδὲν πρὸς τούτοις, ἔφη.</text:p>
            <text:p text:style-name="Table_20_Contents">ἐκεῖνο γὰρ ἀπόρρητόν ἐστιν.</text:p>
            <text:p text:style-name="Table_20_Contents">Ἀλλ’ ὁ Σίναπυς ἐθέλει κλέψαι αὐτό.</text:p>
            <text:p text:style-name="Table_20_Contents">Φλυαρεῖς, μάλ’ αὖθις ε”φη ὁ Ἁγριώδης.</text:p>
            <text:p text:style-name="Table_20_Contents">ὁ γὰρ Σίναπυς ἅτε τῶν σοφιστῶν ὢν τῶν ἐν ρΥογοήτου οὐδέν ἂν ποιοίη τοιοῦτο ὡς εἶκός.</text:p>
            <text:p text:style-name="Table_20_Contents">Εἶτα διὰ τί, ε”φη ἡ Ἑρμιόνη, ἐπεχείρησεν ἀποκτεῖναι τὸν ”Αρειον; μετέγνω γὰρ ἀμέλει περὶ τοῦ Σινάπεως ε’πί τοῖς τῆς δείλης γεγενημένοις.</text:p>
            <text:p text:style-name="Table_20_Contents">’Ίυγγα γὰρ, ἔφη, ἰδοῦσα γιγνώσκω, πολλὰ περὶ αὐτῶν ἀνα- γνοῦσα.</text:p>
            <text:p text:style-name="Table_20_Contents">τοὺς μὲν γὰρ ἴυγξι χρωμένους δεῖ κατ’ ὄμματα ἀτενίζειν ἀεί, τὸν δέ Σίναπυν ἀσκαρδαμυκτόν εἶδον.</text:p>
            <text:p text:style-name="Table_20_Contents">Ὁ δ’ Ἁγριώδης ἐντόνως Σύ γε μήν, ἔφη, οὐκ ὀρθῶς λέγεις, οὐ μὴν οὐδ’ ἐγῷδα τί χρῆμα τὸ τοῦ Ἁρείου σάρον τοιαῦτ’ ἔπαθεν.</text:p>
            <text:p text:style-name="Table_20_Contents">ὁ δ’ οῦν Σίναπυς οὐδαμῶς μαθητὴν ἀποκτεῖναι ἐπεχείρησεν ἄν.</text:p>
            <text:p text:style-name="Table_20_Contents">ἀλλ’ ἀκούσατέ μου οὗτοι οἱ τριττοί.</text:p>
            <text:p text:style-name="Table_20_Contents">ἐπικινδύνως γὰρ ε”χετε πολυπραγ- μονοῦντες περὶ ὧν ὑμέτερον οὐκ ἔστιν εἰδέναι.</text:p>
            <text:p text:style-name="Table_20_Contents">ἐπιλάθεσθε δῆτα τοῦ κυνός, ἐπιλάθεσθε δ’ αὖ τοῦ πρὸς αὐτοῦ φυλαττομένου.</text:p>
            <text:p text:style-name="Table_20_Contents">τοῦτο γὰρ ε”στι τοῦ τε Διμπλοδώρου μόνον καὶ τοῦ Νικολάου Φλαμήλου.</text:p>
            <text:p text:style-name="Table_20_Contents">Τὸ δεῖνα, ἦ δ’ ὃς ὁ Ἄρειος.</text:p>
            <text:p text:style-name="Table_20_Contents">εἶτα μετέχει τοῦ πράγματος Νικολᾶος τις Φλάμηλος; ὁ δ’ Ἁγριώδης ἐδόκει πάνυ χαλεπαίνειν ἑαυτῷ.</text:p>
          </table:table-cell>
          <table:table-cell table:style-name="Table1.A1" office:value-type="string">
            <text:p text:style-name="Table_20_Contents"/>
            <text:p text:style-name="Table_20_Contents">"Nope," said Ron. "Harry hasn't had much to do yet."</text:p>
            <text:p text:style-name="Table_20_Contents">"Kept outta trouble, though, that's somethin'," said Hagrid, raising his binoculars and peering skyward at the speck that was Harry.</text:p>
            <text:p text:style-name="Table_20_Contents">Way up above them, Harry was gliding over the game, squinting about for some sign of the Snitch. This was part of his and Wood's game plan.</text:p>
            <text:p text:style-name="Table_20_Contents">"Keep out of the way until you catch sight of the Snitch," Wood had said. "We don't want you attacked before you have to be."</text:p>
            <text:p text:style-name="Table_20_Contents">When Angelina had scored, Harry had done a couple of loop-the-loops to let off his feelings. Now he was back to staring around for the Snitch.</text:p>
            <text:p text:style-name="Table_20_Contents">Once he caught sight of a flash of gold, but it was just a reflection from one of the Weasleys' wristwatches, and once a Bludger decided to come pelting his way, more like a cannonball than anything, but Harry dodged it and Fred Weasley came chasing after it.</text:p>
            <text:p text:style-name="Table_20_Contents">"All right there, Harry?" he had time to yell, as he beat the Bludger furiously toward Marcus Flint.</text:p>
            <text:p text:style-name="Table_20_Contents">"Slytherin in possession," Lee Jordan was saying, "Chaser Pucey ducks two Bludgers, two Weasleys, and Chaser Bell, and speeds toward the -- wait a moment -- was that the Snitch?"</text:p>
            <text:p text:style-name="Table_20_Contents">A murmur ran through the crowd as Adrian Pucey dropped the Quaffle, too busy looking over his shoulder at the flash of gold that had passed his left ear.</text:p>
            <text:p text:style-name="Table_20_Contents">Harry saw it. In a great rush of excitement he dived downward after the streak of gold. Slytherin Seeker Terence Higgs had seen it, too. Neck and neck they hurtled toward the Snitch -all the Chasers seemed <text:soft-page-break/>to have forgotten what they were supposed to be doing as they hung in midair to watch.</text:p>
            <text:p text:style-name="Table_20_Contents">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text:p>
            <text:p text:style-name="Table_20_Contents">"Foul!" screamed the Gryffindors.</text:p>
            <text:p text:style-name="Table_20_Contents">Madam Hooch spoke angrily to Flint and then ordered a free shot at the goal posts for Gryffindor. But in all the confusion, of course, the Golden Snitch had disappeared from sight again.</text:p>
            <text:p text:style-name="Table_20_Contents">Down in the stands, Dean Thomas was yelling, "Send him off, ref! Red card!"</text:p>
            <text:p text:style-name="Table_20_Contents">"What are you talking about, Dean?" said Ron.</text:p>
            <text:p text:style-name="Table_20_Contents">"Red card!" said Dean furiously. "In soccer you get shown the red card and you're out of the game!"</text:p>
            <text:p text:style-name="Table_20_Contents">"But this isn't soccer, Dean," Ron reminded him.</text:p>
            <text:p text:style-name="Table_20_Contents">Hagrid, however, was on Dean's side.</text:p>
            <text:p text:style-name="Table_20_Contents">"They oughta change the rules. Flint coulda knocked Harry outta the air."</text:p>
            <text:p text:style-name="Table_20_Contents">Lee Jordan was finding it difficult not to take sides.</text:p>
            <text:p text:style-name="Table_20_Contents">"So -- after that obvious and disgusting bit of cheating "Jordan!" growled Professor McGonagall.</text:p>
            <text:p text:style-name="Table_20_Contents">"I mean, after that open and revolting foul 'Jordan, I'm warning you --"</text:p>
            <text:p text:style-name="Table_20_Contents">"All right, all right. Flint nearly kills the Gryffindor Seeker, which could happen to anyone, I'm sure, so a penalty to Gryffindor, taken by Spinner, who puts it away, no trouble, and we continue play, Gryffindor still in possession."</text:p>
            <text:p text:style-name="Table_20_Contents">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text:p>
            <text:p text:style-name="Table_20_Contents">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text:soft-page-break/>him.</text:p>
            <text:p text:style-name="Table_20_Contents">Lee was still commentating.</text:p>
            <text:p text:style-name="Table_20_Contents">"Slytherin in possession -- Flint with the Quaffle -- passes Spinnet -- passes Bell -- hit hard in the face by a Bludger, hope it broke his nose -- only joking, Professor -- Slytherins score -- A no...</text:p>
            <text:p text:style-name="Table_20_Contents">The Slytherins were cheering. No one seemed to have noticed that Harry's broom was behaving strangely. It was carrying- him slowly higher, away from the game, jerking and twitching as it went.</text:p>
            <text:p text:style-name="Table_20_Contents">"Dunno what Harry thinks he's doing," Hagrid mumbled. He stared through his binoculars. "If I didn' know better, I'd say he'd lost control of his broom... but he can't have...."</text:p>
            <text:p text:style-name="Table_20_Contents">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text:p>
            <text:p text:style-name="Table_20_Contents">"Did something happen to it when Flint blocked him?" Seamus whispered.</text:p>
            <text:p text:style-name="Table_20_Contents">"Can't have," Hagrid said, his voice shaking. "Can't nothing interfere with a broomstick except powerful Dark magic -- no kid could do that to a Nimbus Two Thousand."</text:p>
            <text:p text:style-name="Table_20_Contents">At these words, Hermione seized Hagrid's binoculars, but instead of looking up at Harry, she started looking frantically at the crowd.</text:p>
            <text:p text:style-name="Table_20_Contents">"What are you doing?" moaned Ron, gray-faced.</text:p>
            <text:p text:style-name="Table_20_Contents">"I knew it," Hermione gasped, "Snape -- look."</text:p>
            <text:p text:style-name="Table_20_Contents">Ron grabbed the binoculars. Snape was in the middle of the stands opposite them. He had his eyes fixed on Harry and was muttering nonstop under his breath.</text:p>
            <text:p text:style-name="Table_20_Contents">"He's doing something -- jinxing the broom," said Hermione.</text:p>
            <text:p text:style-name="Table_20_Contents">"What should we do?"</text:p>
            <text:p text:style-name="Table_20_Contents">"Leave it to me."</text:p>
            <text:p text:style-name="Table_20_Contents">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text:soft-page-break/>if he fell.</text:p>
            <text:p text:style-name="Table_20_Contents">Marcus Flint seized the Quaffle and scored five times without anyone noticing.</text:p>
            <text:p text:style-name="Table_20_Contents">"Come on, Hermione," Ron muttered desperately.</text:p>
            <text:p text:style-name="Table_20_Contents">Hermione had fought her way across to the stand where Snape stood, and was now racing along the row behind him; she didn't even stop to say sorry as she knocked Professor Quirrell headfirst into the row in front.</text:p>
            <text:p text:style-name="Table_20_Contents">Reaching Snape, she crouched down, pulled out her wand, and whispered a few, well- chosen words. Bright blue flames shot from her wand onto the hem of Snape's robes.</text:p>
            <text:p text:style-name="Table_20_Contents">It took perhaps thirty seconds for Snape to realize that he was on fire.</text:p>
            <text:p text:style-name="Table_20_Contents">A sudden yelp told her she had done her job. Scooping the fire off him into a little jar in her pocket, she scrambled back along the row -- Snape would never know what had happened.</text:p>
            <text:p text:style-name="Table_20_Contents">It was enough. Up in the air, Harry was suddenly able to clamber back on to his broom.</text:p>
            <text:p text:style-name="Table_20_Contents">"Neville, you can look!" Ron said. Neville had been sobbing into Hagrid's jacket for the last five minutes.</text:p>
            <text:p text:style-name="Table_20_Contents">Harry was speeding toward the ground when the crowd saw him clap his hand to his mouth as though he was about to be sick -- he hit the field on all fours -- coughed -- and something gold fell into his hand.</text:p>
            <text:p text:style-name="Table_20_Contents">"I've got the Snitch!" he shouted, waving it above his head, and the game ended in complete confusion.</text:p>
            <text:p text:style-name="Table_20_Contents">"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text:p>
            <text:p text:style-name="Table_20_Contents">"It was Snape," Ron was explaining, "Hermione and I saw him. He was cursing your broomstick, muttering, he wouldn't take his eyes off you."</text:p>
            <text:p text:style-name="Table_20_Contents">"Rubbish," said Hagrid, who hadn't heard a word of what had gone on next to him in the stands. "Why would Snape do somethin' like that?"</text:p>
            <text:p text:style-name="Table_20_Contents">Harry, Ron, and Hermione looked at one another, wondering what to tell him. Harry decided on the truth.</text:p>
            <text:p text:style-name="Table_20_Contents"><text:soft-page-break/>"I found out something about him," he told Hagrid. "He tried to get past that three-headed dog on Halloween. It bit him. We think he was trying to steal whatever it's guarding."</text:p>
            <text:p text:style-name="Table_20_Contents">Hagrid dropped the teapot.</text:p>
            <text:p text:style-name="Table_20_Contents">"How do you know about Fluffy?" he said.</text:p>
            <text:p text:style-name="Table_20_Contents">"Fluffy?"</text:p>
            <text:p text:style-name="Table_20_Contents">"Yeah -- he's mine -- bought him off a Greek chappie I met in the pub las' year -- I lent him to Dumbledore to guard the "Yes?" said Harry eagerly.</text:p>
            <text:p text:style-name="Table_20_Contents">"Now, don't ask me anymore," said Hagrid gruffly. "That's top secret, that is."</text:p>
            <text:p text:style-name="Table_20_Contents">"But Snape's trying to steal it."</text:p>
            <text:p text:style-name="Table_20_Contents">"Rubbish," said Hagrid again. "Snape's a Hogwarts teacher, he'd do nothin' of the sort."</text:p>
            <text:p text:style-name="Table_20_Contents">"So why did he just try and kill Harry?" cried Hermione.</text:p>
            <text:p text:style-name="Table_20_Contents">The afternoon's events certainly seemed to have changed her mind about Snape.</text:p>
            <text:p text:style-name="Table_20_Contents">I know a jinx when I see one, Hagrid, I've read all about them! You've got to keep eye contact, and Snape wasn't blinking at all, I saw him!"</text:p>
            <text:p text:style-name="Table_20_Contents">"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text:p>
            <text:p text:style-name="Table_20_Contents">"Aha!" said Harry, "so there's someone called Nicolas Flamel involved, is there?"</text:p>
            <text:p text:style-name="Table_20_Contents">Hagrid looked furious with himself.</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8:07:54.900000000</meta:creation-date>
    <dc:title>Ancient Greek</dc:title>
    <meta:editing-duration>PT17M50S</meta:editing-duration>
    <meta:editing-cycles>6</meta:editing-cycles>
    <meta:generator>LibreOffice/7.1.5.2$Windows_X86_64 LibreOffice_project/85f04e9f809797b8199d13c421bd8a2b025d52b5</meta:generator>
    <dc:date>2023-09-17T22:13:39.422000000</dc:date>
    <meta:document-statistic meta:table-count="1" meta:image-count="0" meta:object-count="0" meta:page-count="12" meta:paragraph-count="381" meta:word-count="6864" meta:character-count="40308" meta:non-whitespace-character-count="33816"/>
    <meta:template xlink:type="simple" xlink:actuate="onRequest" xlink:title="Ancient Greek" xlink:href="../../../../../AppData/Roaming/LibreOffice/4/user/template/Ancient%20Greek.ott" meta:date="2023-09-17T18:07:54.378000000"/>
  </office:meta>
</office:document-meta>
</file>